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Courier New" svg:font-family="'Courier New'"/>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7.197cm"/>
    </style:style>
    <style:style style:name="Table1.B" style:family="table-column">
      <style:table-column-properties style:column-width="1.984cm"/>
    </style:style>
    <style:style style:name="Table1.C" style:family="table-column">
      <style:table-column-properties style:column-width="7.329cm"/>
    </style:style>
    <style:style style:name="Table1.A1" style:family="table-cell">
      <style:table-cell-properties style:vertical-align="top" fo:padding="0.097cm" fo:border="1pt solid #000000"/>
    </style:style>
    <style:style style:name="Table2" style:family="table">
      <style:table-properties style:width="16.96cm" fo:margin-left="0cm" table:align="left" style:writing-mode="lr-tb"/>
    </style:style>
    <style:style style:name="Table2.A" style:family="table-column">
      <style:table-column-properties style:column-width="3.519cm"/>
    </style:style>
    <style:style style:name="Table2.B" style:family="table-column">
      <style:table-column-properties style:column-width="2.672cm"/>
    </style:style>
    <style:style style:name="Table2.C" style:family="table-column">
      <style:table-column-properties style:column-width="2.646cm"/>
    </style:style>
    <style:style style:name="Table2.D" style:family="table-column">
      <style:table-column-properties style:column-width="2.17cm"/>
    </style:style>
    <style:style style:name="Table2.E" style:family="table-column">
      <style:table-column-properties style:column-width="5.953cm"/>
    </style:style>
    <style:style style:name="Table2.A1" style:family="table-cell">
      <style:table-cell-properties style:vertical-align="top" fo:padding="0.176cm" fo:border="1pt solid #000000"/>
    </style:style>
    <style:style style:name="Table3" style:family="table">
      <style:table-properties style:width="16.96cm" fo:margin-left="0cm" table:align="left" style:writing-mode="lr-tb"/>
    </style:style>
    <style:style style:name="Table3.A" style:family="table-column">
      <style:table-column-properties style:column-width="3.519cm"/>
    </style:style>
    <style:style style:name="Table3.B" style:family="table-column">
      <style:table-column-properties style:column-width="2.672cm"/>
    </style:style>
    <style:style style:name="Table3.C" style:family="table-column">
      <style:table-column-properties style:column-width="2.646cm"/>
    </style:style>
    <style:style style:name="Table3.D" style:family="table-column">
      <style:table-column-properties style:column-width="2.619cm"/>
    </style:style>
    <style:style style:name="Table3.E" style:family="table-column">
      <style:table-column-properties style:column-width="5.503cm"/>
    </style:style>
    <style:style style:name="Table3.A1" style:family="table-cell">
      <style:table-cell-properties style:vertical-align="top" fo:padding="0.176cm" fo:border="1pt solid #000000"/>
    </style:style>
    <style:style style:name="Table4" style:family="table">
      <style:table-properties style:width="17cm" fo:margin-left="0cm" table:align="left" style:writing-mode="lr-tb"/>
    </style:style>
    <style:style style:name="Table4.A" style:family="table-column">
      <style:table-column-properties style:column-width="1.773cm"/>
    </style:style>
    <style:style style:name="Table4.B" style:family="table-column">
      <style:table-column-properties style:column-width="1.799cm"/>
    </style:style>
    <style:style style:name="Table4.C" style:family="table-column">
      <style:table-column-properties style:column-width="1.27cm"/>
    </style:style>
    <style:style style:name="Table4.D" style:family="table-column">
      <style:table-column-properties style:column-width="1.693cm"/>
    </style:style>
    <style:style style:name="Table4.E" style:family="table-column">
      <style:table-column-properties style:column-width="1.667cm"/>
    </style:style>
    <style:style style:name="Table4.F" style:family="table-column">
      <style:table-column-properties style:column-width="2.752cm"/>
    </style:style>
    <style:style style:name="Table4.G" style:family="table-column">
      <style:table-column-properties style:column-width="2.434cm"/>
    </style:style>
    <style:style style:name="Table4.H" style:family="table-column">
      <style:table-column-properties style:column-width="1.931cm"/>
    </style:style>
    <style:style style:name="Table4.I" style:family="table-column">
      <style:table-column-properties style:column-width="1.681cm"/>
    </style:style>
    <style:style style:name="Table4.A1" style:family="table-cell">
      <style:table-cell-properties style:vertical-align="top" fo:padding="0.176cm" fo:border="1pt solid #000000"/>
    </style:style>
    <style:style style:name="Table5" style:family="table">
      <style:table-properties style:width="17cm" fo:margin-left="0cm" table:align="left" style:writing-mode="lr-tb"/>
    </style:style>
    <style:style style:name="Table5.A" style:family="table-column">
      <style:table-column-properties style:column-width="1.773cm"/>
    </style:style>
    <style:style style:name="Table5.B" style:family="table-column">
      <style:table-column-properties style:column-width="1.799cm"/>
    </style:style>
    <style:style style:name="Table5.C" style:family="table-column">
      <style:table-column-properties style:column-width="1.27cm"/>
    </style:style>
    <style:style style:name="Table5.D" style:family="table-column">
      <style:table-column-properties style:column-width="1.693cm"/>
    </style:style>
    <style:style style:name="Table5.E" style:family="table-column">
      <style:table-column-properties style:column-width="1.667cm"/>
    </style:style>
    <style:style style:name="Table5.F" style:family="table-column">
      <style:table-column-properties style:column-width="2.752cm"/>
    </style:style>
    <style:style style:name="Table5.G" style:family="table-column">
      <style:table-column-properties style:column-width="2.434cm"/>
    </style:style>
    <style:style style:name="Table5.H" style:family="table-column">
      <style:table-column-properties style:column-width="1.931cm"/>
    </style:style>
    <style:style style:name="Table5.I" style:family="table-column">
      <style:table-column-properties style:column-width="1.681cm"/>
    </style:style>
    <style:style style:name="Table5.A1" style:family="table-cell">
      <style:table-cell-properties style:vertical-align="top" fo:padding="0.176cm" fo:border="1pt solid #000000"/>
    </style:style>
    <style:style style:name="Table6" style:family="table">
      <style:table-properties style:width="15.901cm" fo:margin-left="0.238cm" table:align="left" style:writing-mode="lr-tb"/>
    </style:style>
    <style:style style:name="Table6.A" style:family="table-column">
      <style:table-column-properties style:column-width="14.764cm"/>
    </style:style>
    <style:style style:name="Table6.B" style:family="table-column">
      <style:table-column-properties style:column-width="1.138cm"/>
    </style:style>
    <style:style style:name="Table6.A1" style:family="table-cell">
      <style:table-cell-properties style:vertical-align="top" fo:padding="0.176cm" fo:border="0.25pt solid #000000"/>
    </style:style>
    <style:style style:name="Table7" style:family="table">
      <style:table-properties style:width="17cm" fo:margin-left="0cm" table:align="left" style:writing-mode="lr-tb"/>
    </style:style>
    <style:style style:name="Table7.A" style:family="table-column">
      <style:table-column-properties style:column-width="1.773cm"/>
    </style:style>
    <style:style style:name="Table7.B" style:family="table-column">
      <style:table-column-properties style:column-width="1.799cm"/>
    </style:style>
    <style:style style:name="Table7.C" style:family="table-column">
      <style:table-column-properties style:column-width="1.27cm"/>
    </style:style>
    <style:style style:name="Table7.D" style:family="table-column">
      <style:table-column-properties style:column-width="1.693cm"/>
    </style:style>
    <style:style style:name="Table7.E" style:family="table-column">
      <style:table-column-properties style:column-width="1.667cm"/>
    </style:style>
    <style:style style:name="Table7.F" style:family="table-column">
      <style:table-column-properties style:column-width="2.752cm"/>
    </style:style>
    <style:style style:name="Table7.G" style:family="table-column">
      <style:table-column-properties style:column-width="2.434cm"/>
    </style:style>
    <style:style style:name="Table7.H" style:family="table-column">
      <style:table-column-properties style:column-width="1.931cm"/>
    </style:style>
    <style:style style:name="Table7.I" style:family="table-column">
      <style:table-column-properties style:column-width="1.681cm"/>
    </style:style>
    <style:style style:name="Table7.A1" style:family="table-cell">
      <style:table-cell-properties style:vertical-align="top" fo:padding="0.176cm" fo:border="1pt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fo:font-size="10pt" fo:language="es" fo:country="ES" style:font-size-asian="10pt" style:font-size-complex="10pt"/>
    </style:style>
    <style:style style:name="P3" style:family="paragraph" style:parent-style-name="Standard">
      <style:paragraph-properties fo:line-height="115%" fo:break-before="auto" fo:break-after="auto" style:writing-mode="lr-tb"/>
      <style:text-properties fo:font-size="10pt" fo:language="es" fo:country="ES" style:font-size-asian="10pt" style:font-size-complex="10pt"/>
    </style:style>
    <style:style style:name="P4" style:family="paragraph" style:parent-style-name="Standard">
      <style:paragraph-properties fo:line-height="100%" fo:break-before="auto" fo:break-after="auto" style:writing-mode="lr-tb"/>
      <style:text-properties style:font-name="Verdana" fo:font-size="12pt" fo:language="es" fo:country="ES" style:font-name-asian="Verdana" style:font-size-asian="12pt" style:font-name-complex="Verdana" style:font-size-complex="12pt"/>
    </style:style>
    <style:style style:name="P5" style:family="paragraph" style:parent-style-name="Standard">
      <style:paragraph-properties fo:line-height="100%" fo:text-align="justify" style:justify-single-word="false" fo:break-before="auto" fo:break-after="auto" style:writing-mode="lr-tb"/>
      <style:text-properties style:font-name="Verdana" fo:font-size="12pt" fo:language="es" fo:country="ES" style:font-name-asian="Verdana" style:font-size-asian="12pt" style:font-name-complex="Verdana" style:font-size-complex="12pt"/>
    </style:style>
    <style:style style:name="P6" style:family="paragraph" style:parent-style-name="Standard">
      <style:paragraph-properties fo:line-height="100%" fo:break-before="auto" fo:break-after="auto" style:writing-mode="lr-tb"/>
      <style:text-properties style:font-name="Verdana" fo:font-size="10pt" fo:language="es" fo:country="ES" style:font-name-asian="Verdana" style:font-size-asian="10pt" style:font-name-complex="Verdana" style:font-size-complex="10pt"/>
    </style:style>
    <style:style style:name="P7" style:family="paragraph" style:parent-style-name="Standard">
      <style:paragraph-properties fo:line-height="115%" fo:break-before="auto" fo:break-after="auto" style:writing-mode="lr-tb"/>
      <style:text-properties fo:language="es" fo:country="ES"/>
    </style:style>
    <style:style style:name="P8" style:family="paragraph" style:parent-style-name="Standard">
      <style:paragraph-properties fo:line-height="115%" fo:text-align="justify" style:justify-single-word="false" fo:break-before="auto" fo:break-after="auto" style:writing-mode="lr-tb"/>
      <style:text-properties fo:language="es" fo:country="ES"/>
    </style:style>
    <style:style style:name="P9" style:family="paragraph" style:parent-style-name="Standard">
      <style:paragraph-properties fo:line-height="115%" fo:break-before="auto" fo:break-after="auto" style:writing-mode="lr-tb"/>
      <style:text-properties fo:language="es" fo:country="ES" style:text-underline-style="solid" style:text-underline-width="auto" style:text-underline-color="font-color"/>
    </style:style>
    <style:style style:name="P10" style:family="paragraph" style:parent-style-name="Standard">
      <style:paragraph-properties fo:line-height="100%" fo:text-align="justify" style:justify-single-word="false" fo:break-before="auto" fo:break-after="auto" style:writing-mode="lr-tb"/>
      <style:text-properties fo:font-size="12pt" fo:language="es" fo:country="ES" style:font-size-asian="12pt" style:font-size-complex="12pt"/>
    </style:style>
    <style:style style:name="P11" style:family="paragraph" style:parent-style-name="Standard">
      <style:paragraph-properties fo:line-height="115%" fo:break-before="auto" fo:break-after="auto" style:writing-mode="lr-tb"/>
      <style:text-properties style:font-name="Trebuchet MS" fo:font-size="16pt" fo:language="es" fo:country="ES" style:font-name-asian="Trebuchet MS" style:font-size-asian="16pt" style:font-name-complex="Trebuchet MS" style:font-size-complex="16pt"/>
    </style:style>
    <style:style style:name="P12" style:family="paragraph" style:parent-style-name="Standard">
      <style:paragraph-properties fo:line-height="115%" fo:text-align="justify" style:justify-single-word="false" fo:break-before="auto" fo:break-after="auto" style:writing-mode="lr-tb"/>
      <style:text-properties style:font-name="Trebuchet MS" fo:font-size="8pt" fo:language="es" fo:country="ES" style:font-name-asian="Trebuchet MS" style:font-size-asian="8pt" style:font-name-complex="Trebuchet MS" style:font-size-complex="8pt"/>
    </style:style>
    <style:style style:name="P13" style:family="paragraph" style:parent-style-name="Standard">
      <style:paragraph-properties fo:line-height="115%"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14" style:family="paragraph" style:parent-style-name="Standard">
      <style:paragraph-properties fo:line-height="115%" fo:text-align="justify" style:justify-single-word="false"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15" style:family="paragraph" style:parent-style-name="Standard">
      <style:paragraph-properties fo:line-height="115%" fo:text-align="justify" style:justify-single-word="false" fo:break-before="auto" fo:break-after="auto" style:writing-mode="lr-tb"/>
      <style:text-properties fo:color="#252525" fo:language="es" fo:country="ES" fo:background-color="#ffffff"/>
    </style:style>
    <style:style style:name="P16" style:family="paragraph" style:parent-style-name="Standard">
      <style:paragraph-properties fo:line-height="115%" fo:break-before="auto" fo:break-after="auto" style:writing-mode="lr-tb"/>
      <style:text-properties fo:color="#252525" fo:language="es" fo:country="ES" fo:font-style="italic" fo:font-weight="bold" fo:background-color="#ffffff" style:font-style-asian="italic" style:font-weight-asian="bold" style:font-style-complex="italic" style:font-weight-complex="bold"/>
    </style:style>
    <style:style style:name="P17" style:family="paragraph" style:parent-style-name="Standard">
      <style:paragraph-properties fo:line-height="115%" fo:break-before="auto" fo:break-after="auto" style:writing-mode="lr-tb"/>
      <style:text-properties fo:font-size="14pt" fo:language="es" fo:country="ES" fo:font-weight="bold" style:font-size-asian="14pt" style:font-weight-asian="bold" style:font-size-complex="14pt" style:font-weight-complex="bold"/>
    </style:style>
    <style:style style:name="P18" style:family="paragraph" style:parent-style-name="Standard">
      <style:paragraph-properties fo:line-height="115%" fo:text-align="justify" style:justify-single-word="false" fo:break-before="auto" fo:break-after="auto" style:writing-mode="lr-tb"/>
      <style:text-properties fo:font-size="14pt" fo:language="es" fo:country="ES" fo:font-weight="bold" style:font-size-asian="14pt" style:font-weight-asian="bold" style:font-size-complex="14pt" style:font-weight-complex="bold"/>
    </style:style>
    <style:style style:name="P19" style:family="paragraph" style:parent-style-name="Standard">
      <style:paragraph-properties fo:line-height="100%" fo:text-align="justify" style:justify-single-word="false" fo:break-before="auto" fo:break-after="auto"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20" style:family="paragraph" style:parent-style-name="Standard">
      <style:paragraph-properties fo:line-height="115%" fo:break-before="auto" fo:break-after="auto" style:writing-mode="lr-tb"/>
      <style:text-properties fo:color="#1155cc" fo:language="es" fo:country="ES" style:text-underline-style="solid" style:text-underline-width="auto" style:text-underline-color="font-color"/>
    </style:style>
    <style:style style:name="P21" style:family="paragraph" style:parent-style-name="Standard">
      <style:paragraph-properties fo:line-height="100%" fo:text-align="start" style:justify-single-word="false" fo:break-before="auto" fo:break-after="auto" style:writing-mode="lr-tb"/>
      <style:text-properties fo:color="#000000" style:text-line-through-style="none" style:text-line-through-type="none" style:font-name="Verdana1" fo:font-size="12pt" fo:language="es" fo:country="ES" fo:font-style="normal" style:text-underline-style="none" fo:font-weight="normal" officeooo:rsid="001e800c" officeooo:paragraph-rsid="001e800c"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line-height="100%" fo:text-align="start" style:justify-single-word="false" fo:break-before="auto" fo:break-after="auto" style:writing-mode="lr-tb"/>
      <style:text-properties fo:color="#000000" style:font-name="Verdana1" fo:font-size="12pt" fo:language="es" fo:country="ES" style:text-underline-style="none" fo:font-weight="normal" officeooo:rsid="001be47d" style:font-size-asian="12pt" style:font-weight-asian="normal" style:font-size-complex="12pt" style:font-weight-complex="normal"/>
    </style:style>
    <style:style style:name="P23" style:family="paragraph" style:parent-style-name="Title">
      <style:paragraph-properties fo:line-height="115%" fo:text-align="center" style:justify-single-word="false" fo:break-before="auto" fo:break-after="auto" style:writing-mode="lr-tb"/>
      <style:text-properties fo:language="es" fo:country="ES"/>
    </style:style>
    <style:style style:name="P24" style:family="paragraph" style:parent-style-name="Subtitle">
      <style:paragraph-properties fo:line-height="115%" fo:text-align="justify" style:justify-single-word="false" fo:break-before="auto" fo:break-after="auto" style:writing-mode="lr-tb"/>
      <style:text-properties fo:language="es" fo:country="ES"/>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9d7a0" officeooo:paragraph-rsid="0019d7a0"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officeooo:rsid="0019d7a0" officeooo:paragraph-rsid="0019d7a0"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officeooo:rsid="001c667f" officeooo:paragraph-rsid="001c667f"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8pt" fo:language="es" fo:country="ES"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0pt" fo:language="es" fo:country="E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3"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Verdana" fo:font-size="12pt" fo:language="es" fo:country="ES"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4"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bold" fo:background-color="#ffffff" style:font-name-asian="Arial" style:font-size-asian="10pt" style:font-style-asian="normal" style:font-weight-asian="bold" style:font-name-complex="Arial" style:font-size-complex="10pt" style:font-style-complex="normal" style:font-weight-complex="bold"/>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6"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7"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252525" style:text-line-through-style="none" style:text-line-through-type="none" style:font-name="Arial" fo:font-size="9pt" fo:language="es" fo:country="ES" fo:font-style="normal" style:text-underline-style="none" fo:font-weight="bold" fo:background-color="#ffffff" style:font-name-asian="Arial" style:font-size-asian="9pt" style:font-style-asian="normal" style:font-weight-asian="bold" style:font-name-complex="Arial" style:font-size-complex="9pt" style:font-style-complex="normal" style:font-weight-complex="bold"/>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auto" fo:break-after="auto" style:writing-mode="lr-tb"/>
      <style:text-properties fo:font-size="12pt" fo:language="es" fo:country="ES" style:font-size-asian="12pt" style:font-size-complex="12pt"/>
    </style:style>
    <style:style style:name="P40"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language="es" fo:country="ES"/>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language="es" fo:country="ES"/>
    </style:style>
    <style:style style:name="P42" style:family="paragraph" style:parent-style-name="Standard">
      <style:paragraph-properties fo:margin-left="0cm" fo:margin-right="0cm" fo:margin-top="0cm" fo:margin-bottom="0cm" loext:contextual-spacing="false" fo:line-height="115%" fo:text-align="justify" style:justify-single-word="false" fo:text-indent="0cm" style:auto-text-indent="false" fo:break-before="auto" fo:break-after="auto" style:writing-mode="lr-tb"/>
      <style:text-properties fo:language="es" fo:country="ES"/>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Segoe UI" fo:font-size="9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margin-top="0cm" fo:margin-bottom="0cm" loext:contextual-spacing="false" fo:line-height="115%" fo:break-before="auto" fo:break-after="auto" style:writing-mode="lr-tb"/>
      <style:text-properties fo:color="#252525" fo:language="es" fo:country="ES" fo:font-style="italic" fo:font-weight="bold" fo:background-color="#ffffff" style:font-style-asian="italic" style:font-weight-asian="bold" style:font-style-complex="italic" style:font-weight-complex="bold"/>
    </style:style>
    <style:style style:name="P46" style:family="paragraph" style:parent-style-name="Standard">
      <style:paragraph-properties fo:margin-top="0cm" fo:margin-bottom="0cm" loext:contextual-spacing="false" fo:line-height="115%" fo:break-before="auto" fo:break-after="auto" style:writing-mode="lr-tb"/>
      <style:text-properties fo:language="es" fo:country="ES"/>
    </style:style>
    <style:style style:name="P47" style:family="paragraph" style:parent-style-name="Standard">
      <style:paragraph-properties fo:margin-top="0cm" fo:margin-bottom="0cm" loext:contextual-spacing="false" fo:line-height="115%" fo:text-align="justify" style:justify-single-word="false" fo:break-before="auto" fo:break-after="auto" style:writing-mode="lr-tb"/>
      <style:text-properties fo:language="es" fo:country="ES"/>
    </style:style>
    <style:style style:name="P48" style:family="paragraph" style:parent-style-name="Standard">
      <style:paragraph-properties fo:margin-top="0cm" fo:margin-bottom="0cm" loext:contextual-spacing="false" fo:line-height="115%" fo:break-before="auto" fo:break-after="auto" style:writing-mode="lr-tb"/>
      <style:text-properties fo:font-size="14pt" fo:language="es" fo:country="ES" fo:font-weight="bold" style:font-size-asian="14pt" style:font-weight-asian="bold" style:font-size-complex="14pt" style:font-weight-complex="bold"/>
    </style:style>
    <style:style style:name="P49" style:family="paragraph" style:parent-style-name="Standard">
      <style:paragraph-properties fo:margin-top="0cm" fo:margin-bottom="0cm" loext:contextual-spacing="false" fo:line-height="115%"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50" style:family="paragraph" style:parent-style-name="Standard">
      <style:paragraph-properties fo:margin-top="0cm" fo:margin-bottom="0cm" loext:contextual-spacing="false" fo:line-height="115%" fo:text-align="justify" style:justify-single-word="false"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51" style:family="paragraph" style:parent-style-name="Standard">
      <style:paragraph-properties fo:line-height="100%" fo:text-align="start" style:justify-single-word="false" style:writing-mode="lr-tb"/>
      <style:text-properties fo:color="#000000" style:text-line-through-style="none" style:text-line-through-type="none" style:font-name="Verdana1" fo:font-size="12pt" fo:language="es" fo:country="ES" fo:font-style="normal" style:text-underline-style="none" fo:font-weight="normal" officeooo:rsid="001e800c" officeooo:paragraph-rsid="001e800c"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line-height="100%" fo:text-align="start" style:justify-single-word="false" style:writing-mode="lr-tb"/>
      <style:text-properties fo:color="#000000" style:text-line-through-style="none" style:text-line-through-type="none" style:font-name="Verdana1" fo:font-size="12pt" fo:language="es" fo:country="ES" fo:font-style="normal" style:text-underline-style="none" fo:font-weight="normal" officeooo:rsid="0024835f" officeooo:paragraph-rsid="0024835f"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line-height="100%" fo:text-align="justify" style:justify-single-word="false"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54" style:family="paragraph" style:parent-style-name="Standard">
      <style:paragraph-properties fo:margin-top="0.423cm" fo:margin-bottom="0cm" loext:contextual-spacing="false" fo:line-height="100%" fo:text-align="center" style:justify-single-word="false" fo:break-before="auto" fo:break-after="auto" style:writing-mode="lr-tb"/>
      <style:text-properties style:font-name="Cambria" fo:font-size="18pt" fo:language="es" fo:country="ES" fo:font-weight="bold" style:font-name-asian="Cambria" style:font-size-asian="18pt" style:font-weight-asian="bold" style:font-name-complex="Cambria" style:font-size-complex="18pt" style:font-weight-complex="bold"/>
    </style:style>
    <style:style style:name="P55" style:family="paragraph" style:parent-style-name="Standard">
      <style:paragraph-properties fo:margin-top="0.423cm" fo:margin-bottom="0.212cm" loext:contextual-spacing="false" fo:line-height="100%" fo:text-align="center" style:justify-single-word="false" fo:break-before="auto" fo:break-after="auto" style:writing-mode="lr-tb"/>
      <style:text-properties style:font-name="Cambria" fo:font-size="14pt" fo:language="es" fo:country="ES" fo:font-style="italic" style:font-name-asian="Cambria" style:font-size-asian="14pt" style:font-style-asian="italic" style:font-name-complex="Cambria" style:font-size-complex="14pt" style:font-style-complex="italic"/>
    </style:style>
    <style:style style:name="P56" style:family="paragraph" style:parent-style-name="Standard">
      <style:paragraph-properties fo:margin-top="0cm" fo:margin-bottom="0.212cm" loext:contextual-spacing="false" fo:line-height="100%" fo:break-before="auto" fo:break-after="auto" style:writing-mode="lr-tb"/>
      <style:text-properties style:font-name="Verdana" fo:font-size="12pt" fo:language="es" fo:country="ES" style:font-name-asian="Verdana" style:font-size-asian="12pt" style:font-name-complex="Verdana" style:font-size-complex="12pt"/>
    </style:style>
    <style:style style:name="P57" style:family="paragraph" style:parent-style-name="Standard">
      <style:paragraph-properties fo:margin-top="0cm" fo:margin-bottom="0.212cm" loext:contextual-spacing="false" fo:line-height="100%" fo:text-align="center" style:justify-single-word="false" fo:break-before="auto" fo:break-after="auto" style:writing-mode="lr-tb"/>
      <style:text-properties style:font-name="Verdana" fo:font-size="12pt" fo:language="es" fo:country="ES" style:font-name-asian="Verdana" style:font-size-asian="12pt" style:font-name-complex="Verdana" style:font-size-complex="12pt"/>
    </style:style>
    <style:style style:name="P58" style:family="paragraph" style:parent-style-name="Standard">
      <style:paragraph-properties fo:margin-top="0cm" fo:margin-bottom="0.212cm" loext:contextual-spacing="false" fo:line-height="100%" fo:text-align="justify" style:justify-single-word="false" fo:break-before="auto" fo:break-after="auto" style:writing-mode="lr-tb"/>
      <style:text-properties style:font-name="Verdana" fo:font-size="12pt" fo:language="es" fo:country="ES" style:font-name-asian="Verdana" style:font-size-asian="12pt" style:font-name-complex="Verdana" style:font-size-complex="12pt"/>
    </style:style>
    <style:style style:name="P59" style:family="paragraph" style:parent-style-name="Standard">
      <style:paragraph-properties fo:margin-top="0cm" fo:margin-bottom="0.212cm" loext:contextual-spacing="false" fo:line-height="100%" fo:break-before="auto" fo:break-after="auto" style:writing-mode="lr-tb"/>
      <style:text-properties style:font-name="Verdana" fo:font-size="10pt" fo:language="es" fo:country="ES" fo:font-weight="bold" style:font-name-asian="Verdana" style:font-size-asian="10pt" style:font-weight-asian="bold" style:font-name-complex="Verdana" style:font-size-complex="10pt" style:font-weight-complex="bold"/>
    </style:style>
    <style:style style:name="P60" style:family="paragraph" style:parent-style-name="Standard">
      <style:paragraph-properties fo:margin-top="0cm" fo:margin-bottom="0.212cm" loext:contextual-spacing="false" fo:line-height="100%" fo:break-before="auto" fo:break-after="auto" style:writing-mode="lr-tb"/>
      <style:text-properties fo:language="es" fo:country="ES"/>
    </style:style>
    <style:style style:name="P61" style:family="paragraph" style:parent-style-name="Standard">
      <style:paragraph-properties fo:margin-top="0cm" fo:margin-bottom="0.212cm" loext:contextual-spacing="false" fo:line-height="100%" fo:text-align="justify" style:justify-single-word="false" fo:break-before="auto" fo:break-after="auto" style:writing-mode="lr-tb"/>
      <style:text-properties fo:language="es" fo:country="ES"/>
    </style:style>
    <style:style style:name="P62" style:family="paragraph" style:parent-style-name="Standard">
      <style:paragraph-properties fo:margin-top="0cm" fo:margin-bottom="0.212cm" loext:contextual-spacing="false" fo:line-height="100%" fo:break-before="auto" fo:break-after="auto" style:writing-mode="lr-tb"/>
      <style:text-properties style:font-name="Trebuchet MS" fo:language="es" fo:country="ES" style:font-name-asian="Trebuchet MS" style:font-name-complex="Trebuchet MS"/>
    </style:style>
    <style:style style:name="P63" style:family="paragraph" style:parent-style-name="Standard">
      <style:paragraph-properties fo:margin-top="0cm" fo:margin-bottom="0.212cm" loext:contextual-spacing="false" fo:line-height="100%" fo:break-before="auto" fo:break-after="auto" style:writing-mode="lr-tb"/>
      <style:text-properties fo:color="#000000" style:font-name="Verdana" fo:font-size="12pt" fo:language="es" fo:country="ES" fo:font-style="normal" officeooo:rsid="001bb4af" officeooo:paragraph-rsid="001bb4af" style:font-name-asian="Verdana" style:font-size-asian="12pt" style:font-style-asian="normal" style:font-name-complex="Verdana" style:font-size-complex="12pt" style:font-style-complex="normal"/>
    </style:style>
    <style:style style:name="P64" style:family="paragraph" style:parent-style-name="Standard">
      <style:paragraph-properties fo:margin-top="0cm" fo:margin-bottom="0.212cm" loext:contextual-spacing="false" fo:line-height="100%" fo:break-before="auto" fo:break-after="auto"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65" style:family="paragraph" style:parent-style-name="Standard">
      <style:paragraph-properties fo:margin-top="0cm" fo:margin-bottom="0.212cm" loext:contextual-spacing="false" fo:line-height="100%" fo:break-before="auto" fo:break-after="auto" style:writing-mode="lr-tb"/>
      <style:text-properties fo:color="#000000" style:text-line-through-style="none" style:text-line-through-type="none" style:font-name="Verdana" fo:font-size="12pt" fo:language="es" fo:country="ES" fo:font-style="normal" style:text-underline-style="solid" style:text-underline-width="auto" style:text-underline-color="font-color" fo:font-weight="normal" officeooo:rsid="001f4c35" officeooo:paragraph-rsid="001f4c35" style:font-name-asian="Verdana" style:font-size-asian="12pt" style:font-style-asian="normal" style:font-weight-asian="normal" style:font-name-complex="Verdana" style:font-size-complex="12pt" style:font-style-complex="normal" style:font-weight-complex="normal"/>
    </style:style>
    <style:style style:name="P66" style:family="paragraph" style:parent-style-name="Standard">
      <style:paragraph-properties fo:margin-top="0cm" fo:margin-bottom="0.212cm" loext:contextual-spacing="false" fo:line-height="100%" fo:break-before="auto" fo:break-after="auto" style:writing-mode="lr-tb"/>
      <style:text-properties fo:color="#000000" style:text-line-through-style="none" style:text-line-through-type="none" style:font-name="Verdana1" fo:font-size="12pt" fo:language="es" fo:country="ES" fo:font-style="normal" style:text-underline-style="none" fo:font-weight="normal" officeooo:rsid="001bb4af" officeooo:paragraph-rsid="001e5f0e"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ubtitle">
      <style:paragraph-properties fo:margin-top="0cm" fo:margin-bottom="0.212cm" loext:contextual-spacing="false" fo:line-height="100%" fo:break-before="auto" fo:break-after="auto" style:writing-mode="lr-tb"/>
      <style:text-properties fo:language="es" fo:country="ES"/>
    </style:style>
    <style:style style:name="P68"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1bb4af" officeooo:paragraph-rsid="001e5f0e" style:font-name-asian="Verdana" style:font-size-asian="12pt" style:font-style-asian="normal" style:font-weight-asian="normal" style:font-name-complex="Verdana" style:font-size-complex="12pt" style:font-style-complex="normal" style:font-weight-complex="normal"/>
    </style:style>
    <style:style style:name="P69"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1f4c35" officeooo:paragraph-rsid="001f4c35" style:font-name-asian="Verdana" style:font-size-asian="12pt" style:font-style-asian="normal" style:font-weight-asian="normal" style:font-name-complex="Verdana" style:font-size-complex="12pt" style:font-style-complex="normal" style:font-weight-complex="normal"/>
    </style:style>
    <style:style style:name="P70"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71"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0ce66" officeooo:paragraph-rsid="0020ce66" style:font-name-asian="Verdana" style:font-size-asian="12pt" style:font-style-asian="normal" style:font-weight-asian="normal" style:font-name-complex="Verdana" style:font-size-complex="12pt" style:font-style-complex="normal" style:font-weight-complex="normal"/>
    </style:style>
    <style:style style:name="P72"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4835f" officeooo:paragraph-rsid="0024835f" style:font-name-asian="Verdana" style:font-size-asian="12pt" style:font-style-asian="normal" style:font-weight-asian="normal" style:font-name-complex="Verdana" style:font-size-complex="12pt" style:font-style-complex="normal" style:font-weight-complex="normal"/>
    </style:style>
    <style:style style:name="P73"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normal" style:text-underline-style="solid" style:text-underline-width="auto" style:text-underline-color="font-color" fo:font-weight="normal" officeooo:rsid="001f4c35" officeooo:paragraph-rsid="001f4c35" style:font-name-asian="Verdana" style:font-size-asian="12pt" style:font-style-asian="normal" style:font-weight-asian="normal" style:font-name-complex="Verdana" style:font-size-complex="12pt" style:font-style-complex="normal" style:font-weight-complex="normal"/>
    </style:style>
    <style:style style:name="P74"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normal" style:text-underline-style="solid" style:text-underline-width="auto" style:text-underline-color="font-color" fo:font-weight="normal" officeooo:rsid="001f4c35" officeooo:paragraph-rsid="0021dbf6" style:font-name-asian="Verdana" style:font-size-asian="12pt" style:font-style-asian="normal" style:font-weight-asian="normal" style:font-name-complex="Verdana" style:font-size-complex="12pt" style:font-style-complex="normal" style:font-weight-complex="normal"/>
    </style:style>
    <style:style style:name="P75"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italic" style:text-underline-style="none" fo:font-weight="normal" officeooo:rsid="0020ce66" officeooo:paragraph-rsid="0020ce66" style:font-name-asian="Verdana" style:font-size-asian="12pt" style:font-style-asian="italic" style:font-weight-asian="normal" style:font-name-complex="Verdana" style:font-size-complex="12pt" style:font-style-complex="italic" style:font-weight-complex="normal"/>
    </style:style>
    <style:style style:name="P76" style:family="paragraph" style:parent-style-name="Standard">
      <style:paragraph-properties fo:margin-top="0cm" fo:margin-bottom="0.212cm" loext:contextual-spacing="false" fo:line-height="100%" style:writing-mode="lr-tb"/>
      <style:text-properties fo:color="#000000" style:font-name="Verdana" fo:font-size="12pt" fo:language="es" fo:country="ES" fo:font-style="normal" officeooo:rsid="001bb4af" officeooo:paragraph-rsid="001bb4af" style:font-name-asian="Verdana" style:font-size-asian="12pt" style:font-style-asian="normal" style:font-name-complex="Verdana" style:font-size-complex="12pt" style:font-style-complex="normal"/>
    </style:style>
    <style:style style:name="P77" style:family="paragraph" style:parent-style-name="Standard">
      <style:paragraph-properties fo:margin-top="0cm" fo:margin-bottom="0.212cm" loext:contextual-spacing="false" fo:line-height="100%" style:writing-mode="lr-tb"/>
      <style:text-properties fo:color="#cc0000" style:font-name="Verdana" fo:font-size="12pt" fo:language="es" fo:country="ES" fo:font-style="italic" officeooo:rsid="001bb4af" officeooo:paragraph-rsid="001bb4af" style:font-name-asian="Verdana" style:font-size-asian="12pt" style:font-style-asian="italic" style:font-name-complex="Verdana" style:font-size-complex="12pt" style:font-style-complex="italic"/>
    </style:style>
    <style:style style:name="P78" style:family="paragraph" style:parent-style-name="Standard">
      <style:paragraph-properties fo:margin-top="0.106cm" fo:margin-bottom="0.035cm" loext:contextual-spacing="false" fo:line-height="150%" fo:text-align="justify" style:justify-single-word="false" fo:break-before="auto" fo:break-after="auto" style:writing-mode="lr-tb"/>
      <style:text-properties fo:color="#252525" fo:language="es" fo:country="ES" fo:background-color="#ffffff"/>
    </style:style>
    <style:style style:name="P79" style:family="paragraph" style:parent-style-name="Standard">
      <style:paragraph-properties fo:margin-top="0.106cm" fo:margin-bottom="0.035cm" loext:contextual-spacing="false" fo:line-height="150%" fo:text-align="justify" style:justify-single-word="false" fo:break-before="auto" fo:break-after="auto" style:writing-mode="lr-tb"/>
      <style:text-properties fo:color="#252525" fo:language="es" fo:country="ES" fo:font-style="italic" fo:background-color="#ffffff" style:font-style-asian="italic" style:font-style-complex="italic"/>
    </style:style>
    <style:style style:name="P80" style:family="paragraph" style:parent-style-name="Standard">
      <style:paragraph-properties fo:margin-top="0.106cm" fo:margin-bottom="0.035cm" loext:contextual-spacing="false" fo:line-height="150%" fo:text-align="justify" style:justify-single-word="false" fo:break-before="auto" fo:break-after="auto" style:writing-mode="lr-tb"/>
      <style:text-properties fo:language="es" fo:country="ES"/>
    </style:style>
    <style:style style:name="P81"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fo:language="es" fo:country="ES"/>
    </style:style>
    <style:style style:name="P82" style:family="paragraph" style:parent-style-name="Standard">
      <style:paragraph-properties fo:margin-left="1.27cm" fo:margin-right="0cm" fo:margin-top="0cm" fo:margin-bottom="0cm" loext:contextual-spacing="false" fo:line-height="115%" fo:text-align="justify" style:justify-single-word="false" fo:text-indent="0cm" style:auto-text-indent="false" fo:break-before="auto" fo:break-after="auto" style:writing-mode="lr-tb"/>
      <style:text-properties fo:language="es" fo:country="ES"/>
    </style:style>
    <style:style style:name="P83" style:family="paragraph" style:parent-style-name="Standard">
      <style:paragraph-properties fo:margin-left="1.27cm" fo:margin-right="0cm" fo:margin-top="0cm" fo:margin-bottom="0cm" loext:contextual-spacing="false" fo:line-height="115%" fo:text-align="justify" style:justify-single-word="false" fo:text-indent="0cm"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4" style:family="paragraph" style:parent-style-name="Title">
      <style:paragraph-properties fo:line-height="115%" fo:break-before="page" style:writing-mode="lr-tb"/>
      <style:text-properties fo:language="es" fo:country="ES"/>
    </style:style>
    <style:style style:name="P85" style:family="paragraph" style:parent-style-name="Title">
      <style:paragraph-properties fo:line-height="115%" fo:text-align="center" style:justify-single-word="false" fo:break-before="page" style:writing-mode="lr-tb"/>
      <style:text-properties fo:language="es" fo:country="ES"/>
    </style:style>
    <style:style style:name="P86" style:family="paragraph" style:parent-style-name="Title">
      <style:paragraph-properties fo:margin-top="0.847cm" fo:margin-bottom="0.212cm" loext:contextual-spacing="false" fo:line-height="115%" fo:break-before="auto" fo:break-after="auto" style:writing-mode="lr-tb"/>
      <style:text-properties fo:language="es" fo:country="ES"/>
    </style:style>
    <style:style style:name="P87" style:family="paragraph" style:parent-style-name="Heading_20_2">
      <style:paragraph-properties fo:line-height="115%" fo:break-before="auto" fo:break-after="auto" style:writing-mode="lr-tb"/>
      <style:text-properties fo:font-size="16pt" fo:language="es" fo:country="ES" fo:font-weight="normal" style:font-size-asian="16pt" style:font-weight-asian="normal" style:font-size-complex="16pt" style:font-weight-complex="normal"/>
    </style:style>
    <style:style style:name="P88" style:family="paragraph" style:parent-style-name="Heading_20_2">
      <style:paragraph-properties fo:margin-top="0.635cm" fo:margin-bottom="0cm" loext:contextual-spacing="false" fo:line-height="115%" fo:break-before="auto" fo:break-after="auto" style:writing-mode="lr-tb"/>
      <style:text-properties style:font-name="Arial" fo:font-size="14pt" fo:language="es" fo:country="ES" style:font-name-asian="Arial" style:font-size-asian="14pt" style:font-name-complex="Arial" style:font-size-complex="14pt"/>
    </style:style>
    <style:style style:name="P89" style:family="paragraph" style:parent-style-name="Heading_20_2">
      <style:paragraph-properties fo:margin-top="0.635cm" fo:margin-bottom="0.141cm" loext:contextual-spacing="false" fo:line-height="115%" fo:text-align="justify" style:justify-single-word="false" fo:keep-together="always" fo:break-before="auto" fo:break-after="auto" fo:keep-with-next="always" style:writing-mode="lr-tb"/>
      <style:text-properties fo:language="es" fo:country="ES"/>
    </style:style>
    <style:style style:name="P90" style:family="paragraph" style:parent-style-name="Heading_20_2">
      <style:paragraph-properties fo:margin-top="0.635cm" fo:margin-bottom="0.141cm" loext:contextual-spacing="false" fo:line-height="115%" fo:keep-together="always" fo:break-before="auto" fo:break-after="auto" fo:keep-with-next="always" style:writing-mode="lr-tb"/>
      <style:text-properties style:font-name="Arial" fo:font-size="14pt" fo:language="es" fo:country="ES" style:font-name-asian="Arial" style:font-size-asian="14pt" style:font-name-complex="Arial" style:font-size-complex="14pt"/>
    </style:style>
    <style:style style:name="P91" style:family="paragraph" style:parent-style-name="Heading_20_2">
      <style:paragraph-properties fo:margin-top="0.635cm" fo:margin-bottom="0.141cm" loext:contextual-spacing="false" fo:line-height="115%" fo:break-before="auto" fo:break-after="auto" style:writing-mode="lr-tb"/>
      <style:text-properties style:font-name="Arial" fo:font-size="14pt" fo:language="es" fo:country="ES" style:font-name-asian="Arial" style:font-size-asian="14pt" style:font-name-complex="Arial" style:font-size-complex="14pt"/>
    </style:style>
    <style:style style:name="P92" style:family="paragraph" style:parent-style-name="Heading_20_2">
      <style:paragraph-properties fo:margin-top="0.635cm" fo:margin-bottom="0.141cm" loext:contextual-spacing="false" fo:line-height="115%"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93" style:family="paragraph" style:parent-style-name="Heading_20_2">
      <style:paragraph-properties fo:margin-top="0.423cm" fo:margin-bottom="0.212cm" loext:contextual-spacing="false" fo:line-height="100%" fo:break-before="auto" fo:break-after="auto" style:writing-mode="lr-tb"/>
      <style:text-properties style:font-name="Arial" fo:font-size="14pt" fo:language="es" fo:country="ES" style:font-name-asian="Arial" style:font-size-asian="14pt" style:font-name-complex="Arial" style:font-size-complex="14pt"/>
    </style:style>
    <style:style style:name="P94" style:family="paragraph" style:parent-style-name="Heading_20_2">
      <style:paragraph-properties fo:margin-top="0.423cm" fo:margin-bottom="0.141cm" loext:contextual-spacing="false" fo:line-height="100%" fo:break-before="auto" fo:break-after="auto" fo:padding="0cm" fo:border-left="none" fo:border-right="none" fo:border-top="none" fo:border-bottom="1.5pt solid #808080" style:writing-mode="lr-tb"/>
      <style:text-properties style:font-name="Arial" fo:font-size="14pt" fo:language="es" fo:country="ES" style:font-name-asian="Arial" style:font-size-asian="14pt" style:font-name-complex="Arial" style:font-size-complex="14pt"/>
    </style:style>
    <style:style style:name="P95" style:family="paragraph" style:parent-style-name="Heading_20_2">
      <style:paragraph-properties fo:margin-top="0.635cm" fo:margin-bottom="0.212cm" loext:contextual-spacing="false" fo:line-height="100%" fo:break-before="auto" fo:break-after="auto" style:writing-mode="lr-tb"/>
      <style:text-properties style:font-name="Arial" fo:font-size="14pt" fo:language="es" fo:country="ES" style:font-name-asian="Arial" style:font-size-asian="14pt" style:font-name-complex="Arial" style:font-size-complex="14pt"/>
    </style:style>
    <style:style style:name="P96" style:family="paragraph" style:parent-style-name="Heading_20_1">
      <style:paragraph-properties fo:margin-top="0.847cm" fo:margin-bottom="0.212cm" loext:contextual-spacing="false" fo:line-height="115%" fo:break-before="auto" fo:break-after="auto" style:writing-mode="lr-tb"/>
      <style:text-properties fo:language="es" fo:country="ES"/>
    </style:style>
    <style:style style:name="P97" style:family="paragraph" style:parent-style-name="Heading_20_1">
      <style:paragraph-properties fo:margin-top="0.847cm" fo:margin-bottom="0.212cm" loext:contextual-spacing="false" fo:line-height="115%" fo:break-before="auto" fo:break-after="auto" style:writing-mode="lr-tb"/>
      <style:text-properties style:font-name="Arial" fo:font-size="18pt" fo:language="es" fo:country="ES" fo:font-weight="bold" style:font-name-asian="Arial" style:font-size-asian="18pt" style:font-weight-asian="bold" style:font-name-complex="Arial" style:font-size-complex="18pt" style:font-weight-complex="bold"/>
    </style:style>
    <style:style style:name="P98" style:family="paragraph" style:parent-style-name="Heading_20_1">
      <style:paragraph-properties fo:margin-top="0.847cm" fo:margin-bottom="0.212cm" loext:contextual-spacing="false" fo:line-height="115%" fo:break-before="page" fo:padding="0cm" fo:border-left="none" fo:border-right="none" fo:border-top="none" fo:border-bottom="1.5pt solid #808080" style:writing-mode="lr-tb"/>
      <style:text-properties style:font-name="Arial" fo:font-size="18pt" fo:language="es" fo:country="ES" fo:font-weight="bold" style:font-name-asian="Arial" style:font-size-asian="18pt" style:font-weight-asian="bold" style:font-name-complex="Arial" style:font-size-complex="18pt" style:font-weight-complex="bold"/>
    </style:style>
    <style:style style:name="P99" style:family="paragraph" style:parent-style-name="Heading_20_1">
      <style:paragraph-properties fo:line-height="115%" fo:break-before="auto" fo:break-after="auto" style:writing-mode="lr-tb"/>
      <style:text-properties fo:language="es" fo:country="ES"/>
    </style:style>
    <style:style style:name="P100" style:family="paragraph" style:parent-style-name="Heading_20_1">
      <style:paragraph-properties fo:margin-top="0.847cm" fo:margin-bottom="0cm" loext:contextual-spacing="false" fo:line-height="115%" fo:break-before="auto" fo:break-after="auto" style:writing-mode="lr-tb"/>
      <style:text-properties fo:language="es" fo:country="ES"/>
    </style:style>
    <style:style style:name="P101" style:family="paragraph" style:parent-style-name="Heading_20_1">
      <style:paragraph-properties fo:margin-top="0.423cm" fo:margin-bottom="0.212cm" loext:contextual-spacing="false" fo:line-height="100%" fo:break-before="auto" fo:break-after="auto" style:writing-mode="lr-tb"/>
      <style:text-properties style:font-name="Arial" fo:font-size="18pt" fo:language="es" fo:country="ES" fo:font-weight="bold" style:font-name-asian="Arial" style:font-size-asian="18pt" style:font-weight-asian="bold" style:font-name-complex="Arial" style:font-size-complex="18pt" style:font-weight-complex="bold"/>
    </style:style>
    <style:style style:name="P102" style:family="paragraph" style:parent-style-name="Standard" style:master-page-name="Standard">
      <style:paragraph-properties fo:line-height="115%" style:page-number="auto" fo:break-before="auto" fo:break-after="auto" style:writing-mode="lr-tb"/>
      <style:text-properties fo:language="es" fo:country="ES"/>
    </style:style>
    <style:style style:name="P103" style:family="paragraph" style:parent-style-name="Standard" style:master-page-name="Standard">
      <style:paragraph-properties fo:line-height="115%" fo:text-align="center" style:justify-single-word="false" style:page-number="auto" fo:break-before="auto" fo:break-after="auto" style:writing-mode="lr-tb"/>
      <style:text-properties fo:language="es" fo:country="ES"/>
    </style:style>
    <style:style style:name="P104" style:family="paragraph" style:parent-style-name="Standard" style:list-style-name="LS1">
      <style:paragraph-properties fo:margin-top="0cm" fo:margin-bottom="0cm" loext:contextual-spacing="false" fo:line-height="115%" fo:break-before="auto" fo:break-after="auto" style:writing-mode="lr-tb"/>
      <style:text-properties fo:language="es" fo:country="ES"/>
    </style:style>
    <style:style style:name="P105" style:family="paragraph" style:parent-style-name="Standard" style:list-style-name="LS2">
      <style:paragraph-properties fo:margin-top="0cm" fo:margin-bottom="0cm" loext:contextual-spacing="false" fo:line-height="115%" fo:text-align="justify" style:justify-single-word="false" fo:break-before="auto" fo:break-after="auto" style:writing-mode="lr-tb"/>
      <style:text-properties fo:language="es" fo:country="ES"/>
    </style:style>
    <style:style style:name="P106" style:family="paragraph" style:parent-style-name="Standard" style:list-style-name="LS3">
      <style:paragraph-properties fo:margin-top="0cm" fo:margin-bottom="0cm" loext:contextual-spacing="false" fo:line-height="115%" fo:text-align="justify" style:justify-single-word="false" fo:break-before="auto" fo:break-after="auto" style:writing-mode="lr-tb"/>
      <style:text-properties fo:language="es" fo:country="ES"/>
    </style:style>
    <style:style style:name="P107" style:family="paragraph" style:parent-style-name="Standard" style:list-style-name="LS14">
      <style:paragraph-properties fo:margin-top="0cm" fo:margin-bottom="0cm" loext:contextual-spacing="false" fo:line-height="115%" fo:text-align="justify" style:justify-single-word="false" fo:break-before="auto" fo:break-after="auto" style:writing-mode="lr-tb"/>
      <style:text-properties fo:language="es" fo:country="ES"/>
    </style:style>
    <style:style style:name="P108" style:family="paragraph" style:parent-style-name="Standard" style:list-style-name="LS15">
      <style:paragraph-properties fo:margin-top="0cm" fo:margin-bottom="0cm" loext:contextual-spacing="false" fo:line-height="115%" fo:text-align="justify" style:justify-single-word="false" fo:break-before="auto" fo:break-after="auto" style:writing-mode="lr-tb"/>
      <style:text-properties fo:language="es" fo:country="ES"/>
    </style:style>
    <style:style style:name="P109" style:family="paragraph" style:parent-style-name="Standard" style:list-style-name="LS16">
      <style:paragraph-properties fo:margin-top="0cm" fo:margin-bottom="0cm" loext:contextual-spacing="false" fo:line-height="115%" fo:text-align="justify" style:justify-single-word="false" fo:break-before="auto" fo:break-after="auto" style:writing-mode="lr-tb"/>
      <style:text-properties fo:language="es" fo:country="ES"/>
    </style:style>
    <style:style style:name="P110" style:family="paragraph" style:parent-style-name="Standard" style:list-style-name="LS11">
      <style:paragraph-properties fo:margin-top="0cm" fo:margin-bottom="0cm" loext:contextual-spacing="false" fo:line-height="115%" fo:break-before="auto" fo:break-after="auto" style:writing-mode="lr-tb"/>
      <style:text-properties fo:language="es" fo:country="ES"/>
    </style:style>
    <style:style style:name="P111" style:family="paragraph" style:parent-style-name="Standard" style:list-style-name="LS3">
      <style:paragraph-properties fo:margin-top="0cm" fo:margin-bottom="0cm" loext:contextual-spacing="false" fo:line-height="150%" fo:text-align="justify" style:justify-single-word="false" fo:break-before="auto" fo:break-after="auto" style:writing-mode="lr-tb"/>
      <style:text-properties fo:language="es" fo:country="ES"/>
    </style:style>
    <style:style style:name="P112" style:family="paragraph" style:parent-style-name="Standard" style:list-style-name="LS7">
      <style:paragraph-properties fo:margin-top="0cm" fo:margin-bottom="0cm" loext:contextual-spacing="false" fo:line-height="150%" fo:text-align="justify" style:justify-single-word="false" fo:break-before="auto" fo:break-after="auto" style:writing-mode="lr-tb"/>
      <style:text-properties fo:language="es" fo:country="ES"/>
    </style:style>
    <style:style style:name="P113" style:family="paragraph" style:parent-style-name="Standard" style:list-style-name="LS8">
      <style:paragraph-properties fo:margin-top="0cm" fo:margin-bottom="0cm" loext:contextual-spacing="false" fo:line-height="150%" fo:text-align="justify" style:justify-single-word="false" fo:break-before="auto" fo:break-after="auto" style:writing-mode="lr-tb"/>
      <style:text-properties fo:language="es" fo:country="ES"/>
    </style:style>
    <style:style style:name="P114" style:family="paragraph" style:parent-style-name="Standard" style:list-style-name="LS9">
      <style:paragraph-properties fo:margin-top="0cm" fo:margin-bottom="0cm" loext:contextual-spacing="false" fo:line-height="150%" fo:text-align="justify" style:justify-single-word="false" fo:break-before="auto" fo:break-after="auto" style:writing-mode="lr-tb"/>
      <style:text-properties fo:language="es" fo:country="ES"/>
    </style:style>
    <style:style style:name="P115" style:family="paragraph" style:parent-style-name="Standard" style:list-style-name="LS12">
      <style:paragraph-properties fo:margin-top="0cm" fo:margin-bottom="0cm" loext:contextual-spacing="false" fo:line-height="150%" fo:text-align="justify" style:justify-single-word="false" fo:break-before="auto" fo:break-after="auto" style:writing-mode="lr-tb"/>
      <style:text-properties fo:language="es" fo:country="ES"/>
    </style:style>
    <style:style style:name="P116" style:family="paragraph" style:parent-style-name="Standard" style:list-style-name="LS13">
      <style:paragraph-properties fo:margin-top="0cm" fo:margin-bottom="0cm" loext:contextual-spacing="false" fo:line-height="150%" fo:text-align="justify" style:justify-single-word="false" fo:break-before="auto" fo:break-after="auto" style:writing-mode="lr-tb"/>
      <style:text-properties fo:language="es" fo:country="ES"/>
    </style:style>
    <style:style style:name="P117" style:family="paragraph" style:parent-style-name="Standard" style:list-style-name="LS17">
      <style:paragraph-properties fo:margin-top="0cm" fo:margin-bottom="0cm" loext:contextual-spacing="false" fo:line-height="100%" fo:text-align="justify" style:justify-single-word="false" fo:break-before="auto" fo:break-after="auto" style:writing-mode="lr-tb"/>
      <style:text-properties fo:language="es" fo:country="ES"/>
    </style:style>
    <style:style style:name="P118" style:family="paragraph" style:parent-style-name="Standard" style:list-style-name="LS17">
      <style:paragraph-properties fo:margin-top="0cm" fo:margin-bottom="0cm" loext:contextual-spacing="false" fo:line-height="100%" fo:break-before="auto" fo:break-after="auto" style:writing-mode="lr-tb"/>
      <style:text-properties fo:language="es" fo:country="ES"/>
    </style:style>
    <style:style style:name="P119" style:family="paragraph" style:parent-style-name="Standard" style:list-style-name="LS1">
      <style:paragraph-properties fo:margin-top="0cm" fo:margin-bottom="0cm" loext:contextual-spacing="false" fo:line-height="115%" fo:break-before="auto" fo:break-after="auto" style:writing-mode="lr-tb"/>
    </style:style>
    <style:style style:name="P120" style:family="paragraph" style:parent-style-name="Standard" style:list-style-name="LS3">
      <style:paragraph-properties fo:margin-top="0cm" fo:margin-bottom="0cm" loext:contextual-spacing="false" fo:line-height="150%" fo:text-align="justify" style:justify-single-word="false" fo:break-before="auto" fo:break-after="auto" style:writing-mode="lr-tb"/>
    </style:style>
    <style:style style:name="P121" style:family="paragraph" style:parent-style-name="Standard" style:list-style-name="LS3">
      <style:paragraph-properties fo:margin-top="0cm" fo:margin-bottom="0cm" loext:contextual-spacing="false" fo:line-height="150%" fo:text-align="justify" style:justify-single-word="false" fo:break-before="auto" fo:break-after="auto" style:writing-mode="lr-tb"/>
      <style:text-properties fo:color="#252525" fo:language="es" fo:country="ES" fo:background-color="#ffffff"/>
    </style:style>
    <style:style style:name="P122" style:family="paragraph" style:parent-style-name="Standard" style:list-style-name="LS3">
      <style:paragraph-properties fo:margin-top="0cm" fo:margin-bottom="0cm" loext:contextual-spacing="false" fo:line-height="150%" fo:text-align="justify" style:justify-single-word="false" fo:break-before="auto" fo:break-after="auto" style:writing-mode="lr-tb"/>
      <style:text-properties fo:color="#252525" fo:language="es" fo:country="ES" fo:font-style="italic" fo:background-color="#ffffff" style:font-style-asian="italic" style:font-style-complex="italic"/>
    </style:style>
    <style:style style:name="P123" style:family="paragraph" style:parent-style-name="Standard" style:list-style-name="LS18">
      <style:paragraph-properties fo:margin-top="0cm" fo:margin-bottom="0cm" loext:contextual-spacing="false" fo:line-height="100%" fo:break-before="auto" fo:break-after="auto" style:writing-mode="lr-tb"/>
      <style:text-properties style:font-name="Verdana" fo:font-size="12pt" fo:language="es" fo:country="ES" style:font-name-asian="Verdana" style:font-size-asian="12pt" style:font-name-complex="Verdana" style:font-size-complex="12pt"/>
    </style:style>
    <style:style style:name="P124" style:family="paragraph" style:parent-style-name="Standard" style:list-style-name="LS21">
      <style:paragraph-properties fo:margin-top="0cm" fo:margin-bottom="0cm" loext:contextual-spacing="false" fo:line-height="100%" fo:break-before="auto" fo:break-after="auto" style:writing-mode="lr-tb"/>
      <style:text-properties style:font-name="Verdana" fo:font-size="10pt" fo:language="es" fo:country="ES" style:font-name-asian="Verdana" style:font-size-asian="10pt" style:font-name-complex="Verdana" style:font-size-complex="10pt"/>
    </style:style>
    <style:style style:name="P125" style:family="paragraph" style:parent-style-name="Standard" style:list-style-name="LS22">
      <style:paragraph-properties fo:margin-top="0cm" fo:margin-bottom="0cm" loext:contextual-spacing="false" fo:line-height="100%" fo:break-before="auto" fo:break-after="auto" style:writing-mode="lr-tb"/>
      <style:text-properties style:font-name="Verdana" fo:font-size="10pt" fo:language="es" fo:country="ES" style:font-name-asian="Verdana" style:font-size-asian="10pt" style:font-name-complex="Verdana" style:font-size-complex="10pt"/>
    </style:style>
    <style:style style:name="P126" style:family="paragraph" style:parent-style-name="Standard" style:list-style-name="LS19">
      <style:paragraph-properties fo:margin-top="0cm" fo:margin-bottom="0cm" loext:contextual-spacing="false" fo:line-height="100%" fo:break-before="auto" fo:break-after="auto" style:writing-mode="lr-tb"/>
      <style:text-properties style:font-name="Trebuchet MS" fo:language="es" fo:country="ES" style:font-name-asian="Trebuchet MS" style:font-name-complex="Trebuchet MS"/>
    </style:style>
    <style:style style:name="P127" style:family="paragraph" style:parent-style-name="Standard" style:list-style-name="LS20">
      <style:paragraph-properties fo:margin-top="0cm" fo:margin-bottom="0cm" loext:contextual-spacing="false" fo:line-height="100%" fo:break-before="auto" fo:break-after="auto" style:writing-mode="lr-tb"/>
      <style:text-properties style:font-name="Trebuchet MS" fo:language="es" fo:country="ES" style:font-name-asian="Trebuchet MS" style:font-name-complex="Trebuchet MS"/>
    </style:style>
    <style:style style:name="P128" style:family="paragraph" style:parent-style-name="Standard" style:list-style-name="LS4">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29" style:family="paragraph" style:parent-style-name="Standard" style:list-style-name="LS5">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30" style:family="paragraph" style:parent-style-name="Standard" style:list-style-name="LS6">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31" style:family="paragraph" style:parent-style-name="Standard" style:list-style-name="LS10">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32"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133"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italic" style:text-underline-style="none" fo:font-weight="normal" officeooo:rsid="0020ce66" officeooo:paragraph-rsid="0020ce66" style:font-name-asian="Verdana" style:font-size-asian="12pt" style:font-style-asian="italic" style:font-weight-asian="normal" style:font-name-complex="Verdana" style:font-size-complex="12pt" style:font-style-complex="italic" style:font-weight-complex="normal"/>
    </style:style>
    <style:style style:name="P134" style:family="paragraph" style:parent-style-name="Standard">
      <style:paragraph-properties fo:margin-top="0cm" fo:margin-bottom="0.212cm" loext:contextual-spacing="false" fo:line-height="100%" style:writing-mode="lr-tb"/>
      <style:text-properties fo:color="#000000" style:text-line-through-style="none" style:text-line-through-type="none" style:font-name="Verdana" fo:font-size="12pt" fo:language="es" fo:country="ES" fo:font-style="italic" style:text-underline-style="none" fo:font-weight="normal" officeooo:rsid="0020ce66" officeooo:paragraph-rsid="00274f0a" style:font-name-asian="Verdana" style:font-size-asian="12pt" style:font-style-asian="italic" style:font-weight-asian="normal" style:font-name-complex="Verdana" style:font-size-complex="12pt" style:font-style-complex="italic" style:font-weight-complex="normal"/>
    </style:style>
    <style:style style:name="P135" style:family="paragraph" style:parent-style-name="Standard">
      <style:paragraph-properties fo:margin-top="0cm" fo:margin-bottom="0.212cm" loext:contextual-spacing="false" fo:line-height="100%" fo:break-before="auto" fo:break-after="auto" style:writing-mode="lr-tb"/>
      <style:text-properties fo:color="#000000" style:text-line-through-style="none" style:text-line-through-type="none" style:font-name="Verdana" fo:font-size="12pt" fo:language="es" fo:country="ES" fo:font-style="italic" style:text-underline-style="none" fo:font-weight="normal" officeooo:rsid="0020ce66" officeooo:paragraph-rsid="00274f0a" style:font-name-asian="Verdana" style:font-size-asian="12pt" style:font-style-asian="italic" style:font-weight-asian="normal" style:font-name-complex="Verdana" style:font-size-complex="12pt" style:font-style-complex="italic" style:font-weight-complex="normal"/>
    </style:style>
    <style:style style:name="P136" style:family="paragraph" style:parent-style-name="Header">
      <style:paragraph-properties fo:text-align="center" style:justify-single-word="false"/>
      <style:text-properties officeooo:rsid="00274f0a" officeooo:paragraph-rsid="00274f0a"/>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4" style:family="text">
      <style:text-properties style:font-name="Verdana" fo:font-size="12pt" fo:font-style="italic" style:font-name-asian="Verdana" style:font-size-asian="12pt" style:font-style-asian="italic" style:font-name-complex="Verdana" style:font-size-complex="12pt" style:font-style-complex="italic"/>
    </style:style>
    <style:style style:name="T5" style:family="text">
      <style:text-properties style:font-name="Verdana" fo:font-size="12pt" fo:font-weight="normal" style:font-name-asian="Verdana" style:font-size-asian="12pt" style:font-weight-asian="normal" style:font-name-complex="Verdana" style:font-size-complex="12pt" style:font-weight-complex="normal"/>
    </style:style>
    <style:style style:name="T6" style:family="text">
      <style:text-properties style:font-name="Verdana" fo:font-size="12pt" style:text-underline-style="solid" style:text-underline-width="auto" style:text-underline-color="font-color" style:font-name-asian="Verdana" style:font-size-asian="12pt" style:font-name-complex="Verdana" style:font-size-complex="12pt"/>
    </style:style>
    <style:style style:name="T7" style:family="text">
      <style:text-properties style:font-name="Verdana" fo:font-size="12pt" fo:font-weight="bold" style:font-name-asian="Verdana" style:font-size-asian="12pt" style:font-weight-asian="bold" style:font-name-complex="Verdana" style:font-size-complex="12pt" style:font-weight-complex="bold"/>
    </style:style>
    <style:style style:name="T8"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9" style:family="text">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0" style:family="text">
      <style:text-properties fo:color="#000000" style:text-line-through-style="none" style:text-line-through-type="none" style:font-name="Arial" fo:font-size="9pt"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color="#000000"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ize="10pt" fo:language="es" fo:country="ES" style:font-size-asian="10pt" style:font-size-complex="10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021dbf6" style:font-weight-asian="bold" style:font-weight-complex="bold"/>
    </style:style>
    <style:style style:name="T22" style:family="text">
      <style:text-properties style:font-name="Trebuchet MS" fo:font-size="16pt" style:font-name-asian="Trebuchet MS" style:font-size-asian="16pt" style:font-name-complex="Trebuchet MS" style:font-size-complex="16pt"/>
    </style:style>
    <style:style style:name="T23" style:family="text">
      <style:text-properties fo:color="#252525" fo:background-color="#ffffff" loext:char-shading-value="0"/>
    </style:style>
    <style:style style:name="T24" style:family="text">
      <style:text-properties fo:color="#252525" fo:font-weight="bold" fo:background-color="#ffffff" loext:char-shading-value="0" style:font-weight-asian="bold" style:font-weight-complex="bold"/>
    </style:style>
    <style:style style:name="T25" style:family="text">
      <style:text-properties fo:color="#252525" fo:font-weight="bold" style:font-weight-asian="bold" style:font-weight-complex="bold"/>
    </style:style>
    <style:style style:name="T26" style:family="text">
      <style:text-properties fo:color="#252525" fo:font-style="italic" fo:font-weight="bold" fo:background-color="#ffffff" loext:char-shading-value="0" style:font-style-asian="italic" style:font-weight-asian="bold" style:font-style-complex="italic" style:font-weight-complex="bold"/>
    </style:style>
    <style:style style:name="T27" style:family="text">
      <style:text-properties fo:color="#252525" fo:font-style="italic" fo:background-color="#ffffff" loext:char-shading-value="0" style:font-style-asian="italic" style:font-style-complex="italic"/>
    </style:style>
    <style:style style:name="T28" style:family="text">
      <style:text-properties fo:color="#252525" fo:font-style="italic" style:text-underline-style="solid" style:text-underline-width="auto" style:text-underline-color="font-color" fo:background-color="#ffffff" loext:char-shading-value="0" style:font-style-asian="italic" style:font-style-complex="italic"/>
    </style:style>
    <style:style style:name="T29" style:family="text">
      <style:text-properties fo:color="#252525" fo:language="es" fo:country="ES" fo:background-color="#ffffff" loext:char-shading-value="0"/>
    </style:style>
    <style:style style:name="T30" style:family="text">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31" style:family="text">
      <style:text-properties fo:color="#666666" style:font-name="Courier New" fo:font-size="9pt" fo:font-style="italic" style:font-name-asian="Courier New" style:font-size-asian="9pt" style:font-style-asian="italic" style:font-name-complex="Courier New" style:font-size-complex="9pt" style:font-style-complex="italic"/>
    </style:style>
    <style:style style:name="T32" style:family="text">
      <style:text-properties fo:color="#434343" style:font-name="Verdana"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33" style:family="text">
      <style:text-properties fo:color="#274e13" style:font-name="Verdana" fo:font-size="12pt" style:font-name-asian="Verdana" style:font-size-asian="12pt" style:font-name-complex="Verdana" style:font-size-complex="12pt"/>
    </style:style>
    <style:style style:name="T34" style:family="text">
      <style:text-properties fo:color="#ff0000" style:font-name="Verdana" fo:font-size="12pt" style:font-name-asian="Verdana" style:font-size-asian="12pt" style:font-name-complex="Verdana" style:font-size-complex="12pt"/>
    </style:style>
    <style:style style:name="T35" style:family="text">
      <style:text-properties fo:color="#ff0000" style:font-name="Verdana" fo:font-size="12pt" fo:font-style="italic" style:font-name-asian="Verdana" style:font-size-asian="12pt" style:font-style-asian="italic" style:font-name-complex="Verdana" style:font-size-complex="12pt" style:font-style-complex="italic"/>
    </style:style>
    <style:style style:name="T36" style:family="text">
      <style:text-properties style:font-name="Arial1" fo:font-size="11pt" fo:language="es" fo:country="ES"/>
    </style:style>
    <style:style style:name="T37" style:family="text">
      <style:text-properties style:font-name="Arial1" fo:font-size="11pt" fo:language="es" fo:country="ES" officeooo:rsid="0019d7a0"/>
    </style:style>
    <style:style style:name="T38" style:family="text">
      <style:text-properties fo:font-variant="normal" fo:text-transform="none" fo:color="#000000" style:font-name="Verdana1" fo:font-size="12pt" fo:letter-spacing="normal" fo:font-style="normal" fo:font-weight="normal" style:font-size-asian="12pt" style:font-size-complex="12pt"/>
    </style:style>
    <style:style style:name="T39" style:family="text">
      <style:text-properties officeooo:rsid="001be47d"/>
    </style:style>
    <style:style style:name="T40" style:family="text">
      <style:text-properties officeooo:rsid="001c667f"/>
    </style:style>
    <style:style style:name="T41" style:family="text">
      <style:text-properties officeooo:rsid="001e5f0e"/>
    </style:style>
    <style:style style:name="T42" style:family="text">
      <style:text-properties fo:language="es" fo:country="ES"/>
    </style:style>
    <style:style style:name="T43" style:family="text">
      <style:text-properties fo:language="es" fo:country="ES" officeooo:rsid="0019d7a0"/>
    </style:style>
    <style:style style:name="T44" style:family="text">
      <style:text-properties fo:language="es" fo:country="ES" fo:font-weight="bold" style:font-weight-asian="bold" style:font-weight-complex="bold"/>
    </style:style>
    <style:style style:name="T45" style:family="text">
      <style:text-properties fo:language="es" fo:country="ES" fo:font-style="italic" style:text-underline-style="solid" style:text-underline-width="auto" style:text-underline-color="font-color" style:font-style-asian="italic" style:font-style-complex="italic"/>
    </style:style>
    <style:style style:name="T46" style:family="text">
      <style:text-properties officeooo:rsid="001bb4af"/>
    </style:style>
    <style:style style:name="T47" style:family="text">
      <style:text-properties officeooo:rsid="001f4c35"/>
    </style:style>
    <style:style style:name="T48" style:family="text">
      <style:text-properties fo:font-style="normal" style:font-style-asian="normal" style:font-style-complex="normal"/>
    </style:style>
    <style:style style:name="T49" style:family="text">
      <style:text-properties fo:font-style="normal" officeooo:rsid="00274f0a" style:font-style-asian="normal" style:font-style-complex="normal"/>
    </style:style>
    <style:style style:name="T50" style:family="text">
      <style:text-properties officeooo:rsid="0020ce66"/>
    </style:style>
    <style:style style:name="T51" style:family="text">
      <style:text-properties officeooo:rsid="0024835f"/>
    </style:style>
    <style:style style:name="T52" style:family="text">
      <style:text-properties officeooo:rsid="0027054e"/>
    </style:style>
    <style:style style:name="T53" style:family="text">
      <style:text-properties officeooo:rsid="00274f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54">FIUBA - 75.07</text:p>
      <text:p text:style-name="P54">Algoritmos y programación III</text:p>
      <text:p text:style-name="P55">Trabajo práctico 2: AlgoCraft</text:p>
      <text:p text:style-name="P57">1er cuatrimestre, 2015</text:p>
      <text:p text:style-name="P57">(trabajo grupal)</text:p>
      <text:p text:style-name="P56">Alumnos:</text:p>
      <text:p text:style-name="P56"/>
      <table:table table:name="Table1" table:style-name="Table1">
        <table:table-column table:style-name="Table1.A"/>
        <table:table-column table:style-name="Table1.B"/>
        <table:table-column table:style-name="Table1.C"/>
        <table:table-row>
          <table:table-cell table:style-name="Table1.A1" office:value-type="string">
            <text:p text:style-name="P33">Nombre</text:p>
          </table:table-cell>
          <table:table-cell table:style-name="Table1.A1" office:value-type="string">
            <text:p text:style-name="P33">Padrón</text:p>
          </table:table-cell>
          <table:table-cell table:style-name="Table1.A1" office:value-type="string">
            <text:p text:style-name="P33">Mail</text:p>
          </table:table-cell>
        </table:table-row>
        <table:table-row>
          <table:table-cell table:style-name="Table1.A1" office:value-type="string">
            <text:p text:style-name="P26">Agustin Luques</text:p>
          </table:table-cell>
          <table:table-cell table:style-name="Table1.A1" office:value-type="string">
            <text:p text:style-name="P26">96803</text:p>
          </table:table-cell>
          <table:table-cell table:style-name="Table1.A1" office:value-type="string">
            <text:p text:style-name="P25"><text:a xlink:type="simple" xlink:href="mailto:Agus.luques@hotmail.com" text:style-name="Internet_20_link" text:visited-style-name="Visited_20_Internet_20_Link"><text:span text:style-name="T42">Agus.luques@hotmail.com</text:span></text:a></text:p>
          </table:table-cell>
        </table:table-row>
        <table:table-row>
          <table:table-cell table:style-name="Table1.A1" office:value-type="string">
            <text:p text:style-name="P26">Damian Cassinotti</text:p>
          </table:table-cell>
          <table:table-cell table:style-name="Table1.A1" office:value-type="string">
            <text:p text:style-name="P27">96618</text:p>
          </table:table-cell>
          <table:table-cell table:style-name="Table1.A1" office:value-type="string">
            <text:p text:style-name="P43"><text:a xlink:type="simple" xlink:href="mailto:Damiancassinotti.33@gmail.com" text:style-name="Internet_20_link" text:visited-style-name="Visited_20_Internet_20_Link"><text:span text:style-name="T37">D</text:span></text:a><text:a xlink:type="simple" xlink:href="mailto:Damiancassinotti.33@gmail.com" text:style-name="Internet_20_link" text:visited-style-name="Visited_20_Internet_20_Link"><text:span text:style-name="T36">amiancassinotti.33@gmail.com</text:span></text:a></text:p>
          </table:table-cell>
        </table:table-row>
        <table:table-row>
          <table:table-cell table:style-name="Table1.A1" office:value-type="string">
            <text:p text:style-name="P26">Luciano <text:span text:style-name="T40">Lopez</text:span></text:p>
          </table:table-cell>
          <table:table-cell table:style-name="Table1.A1" office:value-type="string">
            <text:p text:style-name="P27">94652</text:p>
          </table:table-cell>
          <table:table-cell table:style-name="Table1.A1" office:value-type="string">
            <text:p text:style-name="P44"><text:a xlink:type="simple" xlink:href="mailto:Lucianolop88@gmail.com" text:style-name="Internet_20_link" text:visited-style-name="Visited_20_Internet_20_Link"><text:span text:style-name="T43">L</text:span></text:a><text:a xlink:type="simple" xlink:href="mailto:Lucianolop88@gmail.com" text:style-name="Internet_20_link" text:visited-style-name="Visited_20_Internet_20_Link"><text:span text:style-name="T42">ucianolop88@gmail.com</text:span></text:a></text:p>
          </table:table-cell>
        </table:table-row>
        <table:table-row>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
      <text:p text:style-name="P60"/>
      <text:p text:style-name="P56"/>
      <text:p text:style-name="P60"><text:span text:style-name="T3">Fecha de entrega final</text:span><text:span text:style-name="T2">: Miércoles 24/06/2015 - Jueves 25/06/2015</text:span></text:p>
      <text:p text:style-name="P56"/>
      <text:p text:style-name="P60"><text:span text:style-name="T3">Tutor</text:span><text:span text:style-name="T2">: </text:span><text:span text:style-name="T38">Pablo Matías Rodríguez Massuh </text:span></text:p>
      <text:p text:style-name="P56"/>
      <text:p text:style-name="P60"><text:span text:style-name="T3">Nota Final</text:span><text:span text:style-name="T2">:</text:span></text:p>
      <text:p text:style-name="P56"/>
      <text:p text:style-name="P56"/>
      <text:p text:style-name="P4"/>
      <text:p text:style-name="P7"/>
      <text:h text:style-name="P96" text:outline-level="10"><text:bookmark text:name="h.1gqkc55kxawa"/></text:h>
      <text:p text:style-name="P84"><text:bookmark text:name="h.q2jbn42tldg4"/><text:bookmark text:name="h.sqjhuastko8i"/>Introducción</text:p>
      <text:h text:style-name="P99" text:outline-level="10"><text:bookmark text:name="h.6naefriobegm"/>Objetivo del trabajo</text:h>
      <text:p text:style-name="P7"/>
      <text:p text:style-name="P10">Aplicar los conceptos enseñados en la materia a la resolución de un problema, trabajando en forma grupal y utilizando un lenguaje de tipado estático (Java)</text:p>
      <text:p text:style-name="P5"/>
      <text:h text:style-name="P99" text:outline-level="10"><text:bookmark text:name="h.zcha76ye6e2y"/>Consigna general</text:h>
      <text:p text:style-name="P7"/>
      <text:p text:style-name="P39">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86"><text:bookmark text:name="h.jvvwdg84ahiy"/>Descripción de la aplicación a desarrollar</text:p>
      <text:p text:style-name="P8">AlgoCraft es un juego <text:span text:style-name="T14">similar</text:span><text:span text:style-name="T15"> </text:span>al famoso StarCraft<text:note text:id="ftn1" text:note-class="footnote"><text:note-citation>1</text:note-citation><text:note-body><text:p text:style-name="P1"><text:span text:style-name="T17"><text:s/></text:span><text:a xlink:type="simple" xlink:href="http://es.wikipedia.org/wiki/StarCraft" text:style-name="Internet_20_link" text:visited-style-name="Visited_20_Internet_20_Link"><text:span text:style-name="T42">http</text:span></text:a><text:a xlink:type="simple" xlink:href="http://es.wikipedia.org/wiki/StarCraft" text:style-name="Internet_20_link" text:visited-style-name="Visited_20_Internet_20_Link"><text:span text:style-name="T42">://</text:span></text:a><text:a xlink:type="simple" xlink:href="http://es.wikipedia.org/wiki/StarCraft" text:style-name="Internet_20_link" text:visited-style-name="Visited_20_Internet_20_Link"><text:span text:style-name="T42">es</text:span></text:a><text:a xlink:type="simple" xlink:href="http://es.wikipedia.org/wiki/StarCraft" text:style-name="Internet_20_link" text:visited-style-name="Visited_20_Internet_20_Link"><text:span text:style-name="T42">.</text:span></text:a><text:a xlink:type="simple" xlink:href="http://es.wikipedia.org/wiki/StarCraft" text:style-name="Internet_20_link" text:visited-style-name="Visited_20_Internet_20_Link"><text:span text:style-name="T42">wikipedia</text:span></text:a><text:a xlink:type="simple" xlink:href="http://es.wikipedia.org/wiki/StarCraft" text:style-name="Internet_20_link" text:visited-style-name="Visited_20_Internet_20_Link"><text:span text:style-name="T42">.</text:span></text:a><text:a xlink:type="simple" xlink:href="http://es.wikipedia.org/wiki/StarCraft" text:style-name="Internet_20_link" text:visited-style-name="Visited_20_Internet_20_Link"><text:span text:style-name="T42">org</text:span></text:a><text:a xlink:type="simple" xlink:href="http://es.wikipedia.org/wiki/StarCraft" text:style-name="Internet_20_link" text:visited-style-name="Visited_20_Internet_20_Link"><text:span text:style-name="T42">/</text:span></text:a><text:a xlink:type="simple" xlink:href="http://es.wikipedia.org/wiki/StarCraft" text:style-name="Internet_20_link" text:visited-style-name="Visited_20_Internet_20_Link"><text:span text:style-name="T42">wiki</text:span></text:a><text:a xlink:type="simple" xlink:href="http://es.wikipedia.org/wiki/StarCraft" text:style-name="Internet_20_link" text:visited-style-name="Visited_20_Internet_20_Link"><text:span text:style-name="T42">/</text:span></text:a><text:a xlink:type="simple" xlink:href="http://es.wikipedia.org/wiki/StarCraft" text:style-name="Internet_20_link" text:visited-style-name="Visited_20_Internet_20_Link"><text:span text:style-name="T42">StarCraft</text:span></text:a></text:p></text:note-body></text:note> pero no en tiempo real sino <text:span text:style-name="T18">por turnos</text:span>. El mismo es un juego de guerra de estrategia y se basa en la construcción y administración de un imperio que domine todo el mapa, hasta extinguir a todos los oponentes.</text:p>
      <text:p text:style-name="P8"/>
      <text:h text:style-name="P87" text:outline-level="10"><text:bookmark text:name="h.yhkb3niwlbei"/>Las razas</text:h>
      <text:p text:style-name="P7"/>
      <text:list xml:id="list1931669689519589217" text:style-name="LS1">
        <text:list-item>
          <text:p text:style-name="P104"><text:span text:style-name="T20">Terran</text:span>: Son humanos exiliados de la Tierra y hábiles en adaptarse a cualquier situación. </text:p>
        </text:list-item>
        <text:list-item>
          <text:p text:style-name="P119"><text:span text:style-name="T44">Protoss</text:span><text:span text:style-name="T42">: Son una especie </text:span><text:a xlink:type="simple" xlink:href="http://es.wikipedia.org/wiki/Humanoide" text:style-name="Internet_20_link" text:visited-style-name="Visited_20_Internet_20_Link"><text:span text:style-name="T42">humanoide</text:span></text:a><text:span text:style-name="T42"> con tecnología avanzada y habilidades </text:span><text:a xlink:type="simple" xlink:href="http://es.wikipedia.org/w/index.php?title=Psiónica&amp;action=edit&amp;redlink=1" text:style-name="Internet_20_link" text:visited-style-name="Visited_20_Internet_20_Link"><text:span text:style-name="T42">psiónicas</text:span></text:a><text:span text:style-name="T42">, tratando de preservar su civilización</text:span></text:p>
        </text:list-item>
      </text:list>
      <text:p text:style-name="P7"/>
      <text:p text:style-name="P7"/>
      <text:p text:style-name="P11">Gestión de recursos</text:p>
      <text:p text:style-name="P7"/>
      <text:p text:style-name="P8">Durante el juego se deberá recolectar:</text:p>
      <text:p text:style-name="P8"/>
      <text:list xml:id="list197070702192760760" text:style-name="LS2">
        <text:list-item>
          <text:p text:style-name="P105"><text:span text:style-name="T20">Minerales</text:span>: habrá nodos de minerales distribuidos por todo el mapa.</text:p>
        </text:list-item>
        <text:list-item>
          <text:p text:style-name="P105"><text:span text:style-name="T20">Gas vespeno</text:span>: habrá volcanes que expulsan dicho gas cerca de los nodos de minerales.</text:p>
        </text:list-item>
      </text:list>
      <text:p text:style-name="P8"/>
      <text:p text:style-name="P8">Para poder colectar el gas vespeno cada raza deberá construir una “refinería de gas” sobre el volcán dónde se origine el gas vespeno que desea extraer. Lo mismo ocurre para los minerales. Ambos colectan +10 en cada turno.</text:p>
      <text:p text:style-name="P8"/>
      <text:p text:style-name="P11"/>
      <text:p text:style-name="P11">Construcciones</text:p>
      <text:p text:style-name="P8"/>
      <text:p text:style-name="P24"><text:bookmark text:name="h.6b8b0jkyquck"/><text:soft-page-break/>Terran</text:p>
      <text:p text:style-name="P8">Los terran cuentan con:</text:p>
      <text:p text:style-name="P8"/>
      <text:list xml:id="list8857132180985099970" text:style-name="LS3">
        <text:list-item>
          <text:p text:style-name="P106"><text:span text:style-name="T20">Centro de mineral</text:span>: Se encarga de reunir el mineral sobre un solo cristal. </text:p>
        </text:list-item>
        <text:list-item>
          <text:p text:style-name="P106"><text:span text:style-name="T20">Barraca</text:span>: Edificio que entrenan los soldados Marine.</text:p>
        </text:list-item>
        <text:list-item>
          <text:p text:style-name="P106"><text:span text:style-name="T20">Depósito de suministros</text:span>: <text:span text:style-name="T23"><text:s/>Determinan la cantidad máxima de unidades que se pueden construir, si se desea tener un ejército mayor se necesita construir una cantidad de Depósitos de Suministros suficientes. ( suma +5 capacidad de población)</text:span></text:p>
        </text:list-item>
        <text:list-item>
          <text:p text:style-name="P111"><text:span text:style-name="T24">Refinería:</text:span><text:span text:style-name="T23"> Se construyen sobre los géisers de gas vespeno para permitir su recolección.</text:span></text:p>
        </text:list-item>
        <text:list-item>
          <text:p text:style-name="P111"><text:span text:style-name="T25">Fábrica (requiere barraca):</text:span><text:span text:style-name="T23"> se construyen unidades mecánicas terrestres.</text:span></text:p>
        </text:list-item>
        <text:list-item>
          <text:p text:style-name="P111"><text:span text:style-name="T25">Puerto estelar(requiere fábrica)</text:span><text:span text:style-name="T20">:</text:span><text:span text:style-name="T23"> aquí se construyen las unidades mecánicas aéreas.</text:span></text:p>
        </text:list-item>
      </text:list>
      <text:p text:style-name="P7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4">Nombre</text:p>
          </table:table-cell>
          <table:table-cell table:style-name="Table2.A1" office:value-type="string">
            <text:p text:style-name="P34">Costo</text:p>
          </table:table-cell>
          <table:table-cell table:style-name="Table2.A1" office:value-type="string">
            <text:p text:style-name="P34">Tiempo construcción</text:p>
          </table:table-cell>
          <table:table-cell table:style-name="Table2.A1" office:value-type="string">
            <text:p text:style-name="P34">Vida</text:p>
          </table:table-cell>
          <table:table-cell table:style-name="Table2.A1" office:value-type="string">
            <text:p text:style-name="P38">Unidad que habilita a construir</text:p>
          </table:table-cell>
        </table:table-row>
        <table:table-row>
          <table:table-cell table:style-name="Table2.A1" office:value-type="string">
            <text:p text:style-name="P35">Centro de mineral</text:p>
          </table:table-cell>
          <table:table-cell table:style-name="Table2.A1" office:value-type="string">
            <text:p text:style-name="P36">50 M</text:p>
          </table:table-cell>
          <table:table-cell table:style-name="Table2.A1" office:value-type="string">
            <text:p text:style-name="P36">4</text:p>
          </table:table-cell>
          <table:table-cell table:style-name="Table2.A1" office:value-type="string">
            <text:p text:style-name="P36">500</text:p>
          </table:table-cell>
          <table:table-cell table:style-name="Table2.A1" office:value-type="string">
            <text:p text:style-name="P36">-</text:p>
          </table:table-cell>
        </table:table-row>
        <table:table-row>
          <table:table-cell table:style-name="Table2.A1" office:value-type="string">
            <text:p text:style-name="P35">Barraca</text:p>
          </table:table-cell>
          <table:table-cell table:style-name="Table2.A1" office:value-type="string">
            <text:p text:style-name="P36">150 M</text:p>
          </table:table-cell>
          <table:table-cell table:style-name="Table2.A1" office:value-type="string">
            <text:p text:style-name="P36">12</text:p>
          </table:table-cell>
          <table:table-cell table:style-name="Table2.A1" office:value-type="string">
            <text:p text:style-name="P36">1000</text:p>
          </table:table-cell>
          <table:table-cell table:style-name="Table2.A1" office:value-type="string">
            <text:list xml:id="list2992610829505191866" text:style-name="LS4">
              <text:list-item>
                <text:p text:style-name="P128">Marine</text:p>
              </text:list-item>
            </text:list>
          </table:table-cell>
        </table:table-row>
        <table:table-row>
          <table:table-cell table:style-name="Table2.A1" office:value-type="string">
            <text:p text:style-name="P35">Depósito suministro</text:p>
          </table:table-cell>
          <table:table-cell table:style-name="Table2.A1" office:value-type="string">
            <text:p text:style-name="P36">100 M</text:p>
          </table:table-cell>
          <table:table-cell table:style-name="Table2.A1" office:value-type="string">
            <text:p text:style-name="P36">6</text:p>
          </table:table-cell>
          <table:table-cell table:style-name="Table2.A1" office:value-type="string">
            <text:p text:style-name="P36">500</text:p>
          </table:table-cell>
          <table:table-cell table:style-name="Table2.A1" office:value-type="string">
            <text:p text:style-name="P36">-</text:p>
          </table:table-cell>
        </table:table-row>
        <table:table-row>
          <table:table-cell table:style-name="Table2.A1" office:value-type="string">
            <text:p text:style-name="P35">Refinería</text:p>
          </table:table-cell>
          <table:table-cell table:style-name="Table2.A1" office:value-type="string">
            <text:p text:style-name="P36">100 M</text:p>
          </table:table-cell>
          <table:table-cell table:style-name="Table2.A1" office:value-type="string">
            <text:p text:style-name="P36">6</text:p>
          </table:table-cell>
          <table:table-cell table:style-name="Table2.A1" office:value-type="string">
            <text:p text:style-name="P36">750</text:p>
          </table:table-cell>
          <table:table-cell table:style-name="Table2.A1" office:value-type="string">
            <text:p text:style-name="P36">-</text:p>
          </table:table-cell>
        </table:table-row>
        <table:table-row>
          <table:table-cell table:style-name="Table2.A1" office:value-type="string">
            <text:p text:style-name="P35">Fábrica</text:p>
          </table:table-cell>
          <table:table-cell table:style-name="Table2.A1" office:value-type="string">
            <text:p text:style-name="P36">200 M / 100 G</text:p>
          </table:table-cell>
          <table:table-cell table:style-name="Table2.A1" office:value-type="string">
            <text:p text:style-name="P36">12</text:p>
          </table:table-cell>
          <table:table-cell table:style-name="Table2.A1" office:value-type="string">
            <text:p text:style-name="P36">1250</text:p>
          </table:table-cell>
          <table:table-cell table:style-name="Table2.A1" office:value-type="string">
            <text:list xml:id="list6781401208530523542" text:style-name="LS5">
              <text:list-item>
                <text:p text:style-name="P129">Golliat</text:p>
              </text:list-item>
            </text:list>
          </table:table-cell>
        </table:table-row>
        <table:table-row>
          <table:table-cell table:style-name="Table2.A1" office:value-type="string">
            <text:p text:style-name="P35">Puerto Estelar</text:p>
          </table:table-cell>
          <table:table-cell table:style-name="Table2.A1" office:value-type="string">
            <text:p text:style-name="P36">150 M / 100 G</text:p>
          </table:table-cell>
          <table:table-cell table:style-name="Table2.A1" office:value-type="string">
            <text:p text:style-name="P36">10</text:p>
          </table:table-cell>
          <table:table-cell table:style-name="Table2.A1" office:value-type="string">
            <text:p text:style-name="P36">1300</text:p>
          </table:table-cell>
          <table:table-cell table:style-name="Table2.A1" office:value-type="string">
            <text:list xml:id="list5520623437901156688" text:style-name="LS6">
              <text:list-item>
                <text:p text:style-name="P130">Espectro</text:p>
              </text:list-item>
              <text:list-item>
                <text:p text:style-name="P130">Nave de Transporte</text:p>
              </text:list-item>
              <text:list-item>
                <text:p text:style-name="P130">Nave de Ciencia</text:p>
              </text:list-item>
            </text:list>
          </table:table-cell>
        </table:table-row>
      </table:table>
      <text:p text:style-name="P80"/>
      <text:p text:style-name="P14">Protoss</text:p>
      <text:p text:style-name="P15"/>
      <text:p text:style-name="P15">Todos los edificios y unidades protoss cuentan con un escudo y una vida. Cuando son dañados, los escudos se regeneran automáticamente hasta volver al 100 %, pero si el daño fue tal que ya les empezó a sacar parte de la vida, la misma no se recupera y queda en su estado dañado, sólo llenándose el escudo.</text:p>
      <text:p text:style-name="P15"/>
      <text:list xml:id="list4655240974913743543" text:style-name="LS7">
        <text:list-item>
          <text:p text:style-name="P112"><text:span text:style-name="T26">Nexo mineral:</text:span><text:span text:style-name="T27"> Recolecta mineral sobre un cristal en particular.</text:span></text:p>
        </text:list-item>
        <text:list-item>
          <text:p text:style-name="P112"><text:span text:style-name="T26">Pilón:</text:span><text:span text:style-name="T27"> Excavado de los Cristales Khaydarin sagrados, los Pilones Protoss actúan como puntos focales de la matriz psi emitida por el Nexo. Son necesarios para poder transportar un mayor número de tropas. (aumenta +5 la capacidad de población)</text:span></text:p>
        </text:list-item>
      </text:list>
      <text:list xml:id="list1450459982322143217" text:style-name="LS8">
        <text:list-item>
          <text:p text:style-name="P113"><text:span text:style-name="T26">Asimilador:</text:span><text:span text:style-name="T27"> El Asimilador prepara en cápsulas el gas producido en cualquier géiser de gas vespeno sobre el que esté construido.</text:span></text:p>
        </text:list-item>
        <text:list-item>
          <text:p text:style-name="P113"><text:span text:style-name="T26">Acceso:</text:span><text:span text:style-name="T27"> La grieta-distorsión que se encuentra en el centro de la enorme entrada es donde las tropas de tierra Protoss altamente entrenadas pueden ser transportadas desde Aiur. </text:span></text:p>
        </text:list-item>
        <text:list-item>
          <text:p text:style-name="P113"><text:soft-page-break/><text:span text:style-name="T26">Puerto estelar (requiera acceso):</text:span><text:span text:style-name="T27"> Esta estructura transporta las naves protoss en órbita de Aiur hasta los lejanos planetas en los que han de luchar por su raza.</text:span></text:p>
        </text:list-item>
      </text:list>
      <text:list xml:id="list1979353476445453917" text:style-name="LS9">
        <text:list-item>
          <text:p text:style-name="P114"><text:span text:style-name="T26">Archivos Templarios (requiere puerto estelar):</text:span><text:span text:style-name="T27"> Los Archivos Templarios son los oscuros y misteriosos edificios que sirven de centros de entrenamiento para los </text:span><text:span text:style-name="T28">Altos Templarios</text:span><text:span text:style-name="T27">. Estos guerreros, entrenados en el manejo de los impresionantes poderes psiónicos de su raza, utilizan los Archivos para comunicarse con sus ancestros.</text:span></text:p>
        </text:list-item>
      </text:list>
      <text:p text:style-name="P7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4">Nombre</text:p>
          </table:table-cell>
          <table:table-cell table:style-name="Table3.A1" office:value-type="string">
            <text:p text:style-name="P34">Costo</text:p>
          </table:table-cell>
          <table:table-cell table:style-name="Table3.A1" office:value-type="string">
            <text:p text:style-name="P34">Tiempo construcción</text:p>
          </table:table-cell>
          <table:table-cell table:style-name="Table3.A1" office:value-type="string">
            <text:p text:style-name="P34">Vida</text:p>
          </table:table-cell>
          <table:table-cell table:style-name="Table3.A1" office:value-type="string">
            <text:p text:style-name="P38">Unidad que habilita a construir</text:p>
          </table:table-cell>
        </table:table-row>
        <table:table-row>
          <table:table-cell table:style-name="Table3.A1" office:value-type="string">
            <text:p text:style-name="P37">Nexo mineral</text:p>
          </table:table-cell>
          <table:table-cell table:style-name="Table3.A1" office:value-type="string">
            <text:p text:style-name="P36">50 M</text:p>
          </table:table-cell>
          <table:table-cell table:style-name="Table3.A1" office:value-type="string">
            <text:p text:style-name="P36">4</text:p>
          </table:table-cell>
          <table:table-cell table:style-name="Table3.A1" office:value-type="string">
            <text:p text:style-name="P36">250 E/ 250V</text:p>
          </table:table-cell>
          <table:table-cell table:style-name="Table3.A1" office:value-type="string">
            <text:p text:style-name="P36">-</text:p>
          </table:table-cell>
        </table:table-row>
        <table:table-row>
          <table:table-cell table:style-name="Table3.A1" office:value-type="string">
            <text:p text:style-name="P37">Pilón</text:p>
          </table:table-cell>
          <table:table-cell table:style-name="Table3.A1" office:value-type="string">
            <text:p text:style-name="P36">100 M</text:p>
          </table:table-cell>
          <table:table-cell table:style-name="Table3.A1" office:value-type="string">
            <text:p text:style-name="P36">5</text:p>
          </table:table-cell>
          <table:table-cell table:style-name="Table3.A1" office:value-type="string">
            <text:p text:style-name="P36">300 E/ 300 V</text:p>
          </table:table-cell>
          <table:table-cell table:style-name="Table3.A1" office:value-type="string">
            <text:p text:style-name="P36">-</text:p>
          </table:table-cell>
        </table:table-row>
        <table:table-row>
          <table:table-cell table:style-name="Table3.A1" office:value-type="string">
            <text:p text:style-name="P37">Asimilador</text:p>
          </table:table-cell>
          <table:table-cell table:style-name="Table3.A1" office:value-type="string">
            <text:p text:style-name="P36">100 M</text:p>
          </table:table-cell>
          <table:table-cell table:style-name="Table3.A1" office:value-type="string">
            <text:p text:style-name="P36">6</text:p>
          </table:table-cell>
          <table:table-cell table:style-name="Table3.A1" office:value-type="string">
            <text:p text:style-name="P36">450 E / 450 V</text:p>
          </table:table-cell>
          <table:table-cell table:style-name="Table3.A1" office:value-type="string">
            <text:p text:style-name="P36">-</text:p>
          </table:table-cell>
        </table:table-row>
        <table:table-row>
          <table:table-cell table:style-name="Table3.A1" office:value-type="string">
            <text:p text:style-name="P37">Acceso</text:p>
          </table:table-cell>
          <table:table-cell table:style-name="Table3.A1" office:value-type="string">
            <text:p text:style-name="P36">150 M</text:p>
          </table:table-cell>
          <table:table-cell table:style-name="Table3.A1" office:value-type="string">
            <text:p text:style-name="P36">8</text:p>
          </table:table-cell>
          <table:table-cell table:style-name="Table3.A1" office:value-type="string">
            <text:p text:style-name="P36">500 E / 500 V</text:p>
          </table:table-cell>
          <table:table-cell table:style-name="Table3.A1" office:value-type="string">
            <text:list xml:id="list5750338502705708563" text:style-name="LS10">
              <text:list-item>
                <text:p text:style-name="P131">Zealot</text:p>
              </text:list-item>
              <text:list-item>
                <text:p text:style-name="P131">Dragón</text:p>
              </text:list-item>
            </text:list>
          </table:table-cell>
        </table:table-row>
        <table:table-row>
          <table:table-cell table:style-name="Table3.A1" office:value-type="string">
            <text:p text:style-name="P37">Puerto Estelar</text:p>
          </table:table-cell>
          <table:table-cell table:style-name="Table3.A1" office:value-type="string">
            <text:p text:style-name="P36">150 M / 150 G</text:p>
          </table:table-cell>
          <table:table-cell table:style-name="Table3.A1" office:value-type="string">
            <text:p text:style-name="P36">10</text:p>
          </table:table-cell>
          <table:table-cell table:style-name="Table3.A1" office:value-type="string">
            <text:p text:style-name="P36">600 E / 600 V</text:p>
          </table:table-cell>
          <table:table-cell table:style-name="Table3.A1" office:value-type="string">
            <text:list xml:id="list23" text:style-name="LS5">
              <text:list-item>
                <text:p text:style-name="P129">Scout</text:p>
              </text:list-item>
              <text:list-item>
                <text:p text:style-name="P129">Nave de transporte</text:p>
              </text:list-item>
            </text:list>
          </table:table-cell>
        </table:table-row>
        <table:table-row>
          <table:table-cell table:style-name="Table3.A1" office:value-type="string">
            <text:p text:style-name="P37">Archivos Templarios</text:p>
          </table:table-cell>
          <table:table-cell table:style-name="Table3.A1" office:value-type="string">
            <text:p text:style-name="P36">150 M / 200 G</text:p>
          </table:table-cell>
          <table:table-cell table:style-name="Table3.A1" office:value-type="string">
            <text:p text:style-name="P36">9</text:p>
          </table:table-cell>
          <table:table-cell table:style-name="Table3.A1" office:value-type="string">
            <text:p text:style-name="P36">500 E / 500 V</text:p>
          </table:table-cell>
          <table:table-cell table:style-name="Table3.A1" office:value-type="string">
            <text:list xml:id="list25" text:style-name="LS6">
              <text:list-item>
                <text:p text:style-name="P130">Alto templario</text:p>
              </text:list-item>
            </text:list>
          </table:table-cell>
        </table:table-row>
      </table:table>
      <text:p text:style-name="P8"/>
      <text:p text:style-name="P8"><text:span text:style-name="T22">Unidades</text:span><text:note text:id="ftn2" text:note-class="footnote"><text:note-citation>2</text:note-citation><text:note-body><text:p text:style-name="P2"><text:s/>Las unidades con transporte = 0 indican unidades voladoras</text:p></text:note-body></text:note></text:p>
      <text:p text:style-name="P12"/>
      <text:p text:style-name="P24"><text:bookmark text:name="h.9sct8g4ssxkp"/>Terr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31">Nombre</text:p>
          </table:table-cell>
          <table:table-cell table:style-name="Table4.A1" office:value-type="string">
            <text:p text:style-name="P31">Transporte</text:p>
          </table:table-cell>
          <table:table-cell table:style-name="Table4.A1" office:value-type="string">
            <text:p text:style-name="P31">Visión</text:p>
          </table:table-cell>
          <table:table-cell table:style-name="Table4.A1" office:value-type="string">
            <text:p text:style-name="P31">Costo</text:p>
          </table:table-cell>
          <table:table-cell table:style-name="Table4.A1" office:value-type="string">
            <text:p text:style-name="P31">Tiempo construcción</text:p>
          </table:table-cell>
          <table:table-cell table:style-name="Table4.A1" office:value-type="string">
            <text:p text:style-name="P31">Daño</text:p>
          </table:table-cell>
          <table:table-cell table:style-name="Table4.A1" office:value-type="string">
            <text:p text:style-name="P40"><text:span text:style-name="T8">Suministro</text:span><text:note text:id="ftn3" text:note-class="footnote"><text:note-citation>3</text:note-citation><text:note-body><text:p text:style-name="P2"><text:s/>Indica la cantidad de cupos de población que ocupa la unidad</text:p></text:note-body></text:note></text:p>
          </table:table-cell>
          <table:table-cell table:style-name="Table4.A1" office:value-type="string">
            <text:p text:style-name="P31">Rango<text:line-break/>Ataque</text:p>
          </table:table-cell>
          <table:table-cell table:style-name="Table4.A1" office:value-type="string">
            <text:p text:style-name="P31">Vida</text:p>
          </table:table-cell>
        </table:table-row>
        <table:table-row>
          <table:table-cell table:style-name="Table4.A1" office:value-type="string">
            <text:p text:style-name="P32">Marine</text:p>
          </table:table-cell>
          <table:table-cell table:style-name="Table4.A1" office:value-type="string">
            <text:p text:style-name="P32">1</text:p>
          </table:table-cell>
          <table:table-cell table:style-name="Table4.A1" office:value-type="string">
            <text:p text:style-name="P32">7</text:p>
          </table:table-cell>
          <table:table-cell table:style-name="Table4.A1" office:value-type="string">
            <text:p text:style-name="P32">50 M</text:p>
          </table:table-cell>
          <table:table-cell table:style-name="Table4.A1" office:value-type="string">
            <text:p text:style-name="P32">3</text:p>
          </table:table-cell>
          <table:table-cell table:style-name="Table4.A1" office:value-type="string">
            <text:p text:style-name="P41"><text:span text:style-name="T9">6 </text:span><text:span text:style-name="T10">A</text:span><text:span text:style-name="T9">ire / 6 </text:span><text:span text:style-name="T10">T</text:span><text:span text:style-name="T9">ierra</text:span></text:p>
          </table:table-cell>
          <table:table-cell table:style-name="Table4.A1" office:value-type="string">
            <text:p text:style-name="P32">1</text:p>
          </table:table-cell>
          <table:table-cell table:style-name="Table4.A1" office:value-type="string">
            <text:p text:style-name="P32">4</text:p>
          </table:table-cell>
          <table:table-cell table:style-name="Table4.A1" office:value-type="string">
            <text:p text:style-name="P32">40</text:p>
          </table:table-cell>
        </table:table-row>
        <table:table-row>
          <table:table-cell table:style-name="Table4.A1" office:value-type="string">
            <text:p text:style-name="P32">Golliat</text:p>
          </table:table-cell>
          <table:table-cell table:style-name="Table4.A1" office:value-type="string">
            <text:p text:style-name="P32">2</text:p>
          </table:table-cell>
          <table:table-cell table:style-name="Table4.A1" office:value-type="string">
            <text:p text:style-name="P32">8</text:p>
          </table:table-cell>
          <table:table-cell table:style-name="Table4.A1" office:value-type="string">
            <text:p text:style-name="P32">100 M / 50 G</text:p>
          </table:table-cell>
          <table:table-cell table:style-name="Table4.A1" office:value-type="string">
            <text:p text:style-name="P32">6</text:p>
          </table:table-cell>
          <table:table-cell table:style-name="Table4.A1" office:value-type="string">
            <text:p text:style-name="P32">10 A / 12 T</text:p>
          </table:table-cell>
          <table:table-cell table:style-name="Table4.A1" office:value-type="string">
            <text:p text:style-name="P32">2</text:p>
          </table:table-cell>
          <table:table-cell table:style-name="Table4.A1" office:value-type="string">
            <text:p text:style-name="P32">5 A / 6 T </text:p>
          </table:table-cell>
          <table:table-cell table:style-name="Table4.A1" office:value-type="string">
            <text:p text:style-name="P32">125</text:p>
          </table:table-cell>
        </table:table-row>
        <table:table-row>
          <table:table-cell table:style-name="Table4.A1" office:value-type="string">
            <text:p text:style-name="P32">Espectro</text:p>
          </table:table-cell>
          <table:table-cell table:style-name="Table4.A1" office:value-type="string">
            <text:p text:style-name="P32">0</text:p>
          </table:table-cell>
          <table:table-cell table:style-name="Table4.A1" office:value-type="string">
            <text:p text:style-name="P32">7</text:p>
          </table:table-cell>
          <table:table-cell table:style-name="Table4.A1" office:value-type="string">
            <text:p text:style-name="P32">150 M / 100 G</text:p>
          </table:table-cell>
          <table:table-cell table:style-name="Table4.A1" office:value-type="string">
            <text:p text:style-name="P32">8</text:p>
          </table:table-cell>
          <table:table-cell table:style-name="Table4.A1" office:value-type="string">
            <text:p text:style-name="P32">20 A / 8 T</text:p>
          </table:table-cell>
          <table:table-cell table:style-name="Table4.A1" office:value-type="string">
            <text:p text:style-name="P32">2</text:p>
          </table:table-cell>
          <table:table-cell table:style-name="Table4.A1" office:value-type="string">
            <text:p text:style-name="P32">5</text:p>
          </table:table-cell>
          <table:table-cell table:style-name="Table4.A1" office:value-type="string">
            <text:p text:style-name="P32">120</text:p>
          </table:table-cell>
        </table:table-row>
        <table:table-row>
          <table:table-cell table:style-name="Table4.A1" office:value-type="string">
            <text:p text:style-name="P32">Nave Ciencia</text:p>
          </table:table-cell>
          <table:table-cell table:style-name="Table4.A1" office:value-type="string">
            <text:p text:style-name="P32">0</text:p>
          </table:table-cell>
          <table:table-cell table:style-name="Table4.A1" office:value-type="string">
            <text:p text:style-name="P32">10</text:p>
          </table:table-cell>
          <table:table-cell table:style-name="Table4.A1" office:value-type="string">
            <text:p text:style-name="P32">100 M / 225 G</text:p>
          </table:table-cell>
          <table:table-cell table:style-name="Table4.A1" office:value-type="string">
            <text:p text:style-name="P32">10</text:p>
          </table:table-cell>
          <table:table-cell table:style-name="Table4.A1" office:value-type="string">
            <text:p text:style-name="P32">0</text:p>
          </table:table-cell>
          <table:table-cell table:style-name="Table4.A1" office:value-type="string">
            <text:p text:style-name="P32">2</text:p>
          </table:table-cell>
          <table:table-cell table:style-name="Table4.A1" office:value-type="string">
            <text:p text:style-name="P32">0</text:p>
          </table:table-cell>
          <table:table-cell table:style-name="Table4.A1" office:value-type="string">
            <text:p text:style-name="P32">200</text:p>
          </table:table-cell>
        </table:table-row>
        <table:table-row>
          <table:table-cell table:style-name="Table4.A1" office:value-type="string">
            <text:p text:style-name="P32">Nave Transporte</text:p>
          </table:table-cell>
          <table:table-cell table:style-name="Table4.A1" office:value-type="string">
            <text:p text:style-name="P32">Capacidad 8</text:p>
          </table:table-cell>
          <table:table-cell table:style-name="Table4.A1" office:value-type="string">
            <text:p text:style-name="P32">8</text:p>
          </table:table-cell>
          <table:table-cell table:style-name="Table4.A1" office:value-type="string">
            <text:p text:style-name="P32">100 M / 100 G</text:p>
          </table:table-cell>
          <table:table-cell table:style-name="Table4.A1" office:value-type="string">
            <text:p text:style-name="P32">7</text:p>
          </table:table-cell>
          <table:table-cell table:style-name="Table4.A1" office:value-type="string">
            <text:p text:style-name="P32">0</text:p>
          </table:table-cell>
          <table:table-cell table:style-name="Table4.A1" office:value-type="string">
            <text:p text:style-name="P32">2</text:p>
          </table:table-cell>
          <table:table-cell table:style-name="Table4.A1" office:value-type="string">
            <text:p text:style-name="P32">0</text:p>
          </table:table-cell>
          <table:table-cell table:style-name="Table4.A1" office:value-type="string">
            <text:p text:style-name="P32">150</text:p>
          </table:table-cell>
        </table:table-row>
      </table:table>
      <text:p text:style-name="P7"/>
      <text:p text:style-name="P7"><text:span text:style-name="T20">Unidades mágicas.</text:span> Las unidades mágicas además de tener su vida, cargan “energía” que le permiten disparar sus magias. Para el caso de los terran, tenemos:</text:p>
      <text:p text:style-name="P9"><text:soft-page-break/></text:p>
      <text:p text:style-name="P8"><text:span text:style-name="T18">Nave de Ciencia: </text:span>Cada turno carga +10 de energía. Tiene una capacidad máxima de 200 energía. Al crearla empieza con 50 de energía. Posee 2 magias:</text:p>
      <text:p text:style-name="P8"/>
      <text:p text:style-name="P81"><text:span text:style-name="T20">EMP</text:span><text:note text:id="ftn4" text:note-class="footnote"><text:note-citation>4</text:note-citation><text:note-body><text:p text:style-name="P2"><text:s/>El EMP NO afecta a los edificios.</text:p></text:note-body></text:note>: Tira un misil que al impactar en un radio, causa que las <text:span text:style-name="T20">unidades</text:span> enemigas pierdan su energía (para las unidades mágicas) o su escudo en el caso de los protoss. (Cuesta 100 energía)</text:p>
      <text:p text:style-name="P81"/>
      <text:p text:style-name="P81"><text:span text:style-name="T20">Radiación</text:span>: Afecta a una unidad en particular y la consume lentamente hasta matarla. Cualquier otra unidad que esté exactamente al lado, también pierde vida mientras esté a distancia 1 del irradiado. (Cuesta 75 de energía)</text:p>
      <text:p text:style-name="P14"/>
      <text:p text:style-name="P14">Protoss</text:p>
      <text:p text:style-name="P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31">Nombre</text:p>
          </table:table-cell>
          <table:table-cell table:style-name="Table5.A1" office:value-type="string">
            <text:p text:style-name="P31">Transporte</text:p>
          </table:table-cell>
          <table:table-cell table:style-name="Table5.A1" office:value-type="string">
            <text:p text:style-name="P31">Visión</text:p>
          </table:table-cell>
          <table:table-cell table:style-name="Table5.A1" office:value-type="string">
            <text:p text:style-name="P31">Costo</text:p>
          </table:table-cell>
          <table:table-cell table:style-name="Table5.A1" office:value-type="string">
            <text:p text:style-name="P31">Tiempo construcción</text:p>
          </table:table-cell>
          <table:table-cell table:style-name="Table5.A1" office:value-type="string">
            <text:p text:style-name="P31">Daño</text:p>
          </table:table-cell>
          <table:table-cell table:style-name="Table5.A1" office:value-type="string">
            <text:p text:style-name="P31">Suministro</text:p>
          </table:table-cell>
          <table:table-cell table:style-name="Table5.A1" office:value-type="string">
            <text:p text:style-name="P31">Rango<text:line-break/>Ataque</text:p>
          </table:table-cell>
          <table:table-cell table:style-name="Table5.A1" office:value-type="string">
            <text:p text:style-name="P31">Vida</text:p>
            <text:p text:style-name="P31">E / V</text:p>
          </table:table-cell>
        </table:table-row>
        <table:table-row>
          <table:table-cell table:style-name="Table5.A1" office:value-type="string">
            <text:p text:style-name="P32">Zealot</text:p>
          </table:table-cell>
          <table:table-cell table:style-name="Table5.A1" office:value-type="string">
            <text:p text:style-name="P32">2</text:p>
          </table:table-cell>
          <table:table-cell table:style-name="Table5.A1" office:value-type="string">
            <text:p text:style-name="P32">7</text:p>
          </table:table-cell>
          <table:table-cell table:style-name="Table5.A1" office:value-type="string">
            <text:p text:style-name="P32">100 M</text:p>
          </table:table-cell>
          <table:table-cell table:style-name="Table5.A1" office:value-type="string">
            <text:p text:style-name="P32">4</text:p>
          </table:table-cell>
          <table:table-cell table:style-name="Table5.A1" office:value-type="string">
            <text:p text:style-name="P32">8 T</text:p>
          </table:table-cell>
          <table:table-cell table:style-name="Table5.A1" office:value-type="string">
            <text:p text:style-name="P32">2</text:p>
          </table:table-cell>
          <table:table-cell table:style-name="Table5.A1" office:value-type="string">
            <text:p text:style-name="P32">1</text:p>
          </table:table-cell>
          <table:table-cell table:style-name="Table5.A1" office:value-type="string">
            <text:p text:style-name="P32">60/100</text:p>
          </table:table-cell>
        </table:table-row>
        <table:table-row>
          <table:table-cell table:style-name="Table5.A1" office:value-type="string">
            <text:p text:style-name="P32">Dragon</text:p>
          </table:table-cell>
          <table:table-cell table:style-name="Table5.A1" office:value-type="string">
            <text:p text:style-name="P32">4</text:p>
          </table:table-cell>
          <table:table-cell table:style-name="Table5.A1" office:value-type="string">
            <text:p text:style-name="P32">8</text:p>
          </table:table-cell>
          <table:table-cell table:style-name="Table5.A1" office:value-type="string">
            <text:p text:style-name="P32">125 M / 50 G</text:p>
          </table:table-cell>
          <table:table-cell table:style-name="Table5.A1" office:value-type="string">
            <text:p text:style-name="P32">6</text:p>
          </table:table-cell>
          <table:table-cell table:style-name="Table5.A1" office:value-type="string">
            <text:p text:style-name="P32">20 A / 20 T</text:p>
          </table:table-cell>
          <table:table-cell table:style-name="Table5.A1" office:value-type="string">
            <text:p text:style-name="P32">2</text:p>
          </table:table-cell>
          <table:table-cell table:style-name="Table5.A1" office:value-type="string">
            <text:p text:style-name="P32">4 </text:p>
          </table:table-cell>
          <table:table-cell table:style-name="Table5.A1" office:value-type="string">
            <text:p text:style-name="P32">80/100</text:p>
          </table:table-cell>
        </table:table-row>
        <table:table-row>
          <table:table-cell table:style-name="Table5.A1" office:value-type="string">
            <text:p text:style-name="P32">Scout</text:p>
          </table:table-cell>
          <table:table-cell table:style-name="Table5.A1" office:value-type="string">
            <text:p text:style-name="P32">0</text:p>
          </table:table-cell>
          <table:table-cell table:style-name="Table5.A1" office:value-type="string">
            <text:p text:style-name="P32">7</text:p>
          </table:table-cell>
          <table:table-cell table:style-name="Table5.A1" office:value-type="string">
            <text:p text:style-name="P32">300 M / 150 G</text:p>
          </table:table-cell>
          <table:table-cell table:style-name="Table5.A1" office:value-type="string">
            <text:p text:style-name="P32">9</text:p>
          </table:table-cell>
          <table:table-cell table:style-name="Table5.A1" office:value-type="string">
            <text:p text:style-name="P32">14 A / 8 T</text:p>
          </table:table-cell>
          <table:table-cell table:style-name="Table5.A1" office:value-type="string">
            <text:p text:style-name="P32">3</text:p>
          </table:table-cell>
          <table:table-cell table:style-name="Table5.A1" office:value-type="string">
            <text:p text:style-name="P32">4</text:p>
          </table:table-cell>
          <table:table-cell table:style-name="Table5.A1" office:value-type="string">
            <text:p text:style-name="P32">100/150</text:p>
          </table:table-cell>
        </table:table-row>
        <table:table-row>
          <table:table-cell table:style-name="Table5.A1" office:value-type="string">
            <text:p text:style-name="P32">Alto Templario</text:p>
          </table:table-cell>
          <table:table-cell table:style-name="Table5.A1" office:value-type="string">
            <text:p text:style-name="P32">2</text:p>
          </table:table-cell>
          <table:table-cell table:style-name="Table5.A1" office:value-type="string">
            <text:p text:style-name="P32">7</text:p>
          </table:table-cell>
          <table:table-cell table:style-name="Table5.A1" office:value-type="string">
            <text:p text:style-name="P32">50 M / 150 G</text:p>
          </table:table-cell>
          <table:table-cell table:style-name="Table5.A1" office:value-type="string">
            <text:p text:style-name="P32">7</text:p>
          </table:table-cell>
          <table:table-cell table:style-name="Table5.A1" office:value-type="string">
            <text:p text:style-name="P32">0</text:p>
          </table:table-cell>
          <table:table-cell table:style-name="Table5.A1" office:value-type="string">
            <text:p text:style-name="P32">2</text:p>
          </table:table-cell>
          <table:table-cell table:style-name="Table5.A1" office:value-type="string">
            <text:p text:style-name="P32">0</text:p>
          </table:table-cell>
          <table:table-cell table:style-name="Table5.A1" office:value-type="string">
            <text:p text:style-name="P32">40 / 40</text:p>
          </table:table-cell>
        </table:table-row>
        <table:table-row>
          <table:table-cell table:style-name="Table5.A1" office:value-type="string">
            <text:p text:style-name="P32">Nave Transporte</text:p>
          </table:table-cell>
          <table:table-cell table:style-name="Table5.A1" office:value-type="string">
            <text:p text:style-name="P32">Capacidad 8</text:p>
          </table:table-cell>
          <table:table-cell table:style-name="Table5.A1" office:value-type="string">
            <text:p text:style-name="P32">8</text:p>
          </table:table-cell>
          <table:table-cell table:style-name="Table5.A1" office:value-type="string">
            <text:p text:style-name="P32">200 M </text:p>
          </table:table-cell>
          <table:table-cell table:style-name="Table5.A1" office:value-type="string">
            <text:p text:style-name="P32">8</text:p>
          </table:table-cell>
          <table:table-cell table:style-name="Table5.A1" office:value-type="string">
            <text:p text:style-name="P32">0</text:p>
          </table:table-cell>
          <table:table-cell table:style-name="Table5.A1" office:value-type="string">
            <text:p text:style-name="P32">2</text:p>
          </table:table-cell>
          <table:table-cell table:style-name="Table5.A1" office:value-type="string">
            <text:p text:style-name="P32">0</text:p>
          </table:table-cell>
          <table:table-cell table:style-name="Table5.A1" office:value-type="string">
            <text:p text:style-name="P32">60 / 80</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29"/>
            <text:p text:style-name="P42"><text:span text:style-name="T11">Alto templario: </text:span><text:span text:style-name="T12">Cada turno carga +15 de energía. Tiene una capacidad máxima de 200 energía. Al crearla empieza con 50 de energía. Posee 2 magias:</text:span></text:p>
            <text:p text:style-name="P30"/>
            <text:p text:style-name="P82"><text:span text:style-name="T13">Tormenta psiónica</text:span><text:span text:style-name="T12">: inflige 100 unidades de daño a todas las unidades que se .encuentren debajo de la tormenta durante 2 turnos. (Cuesta 75 energía)</text:span></text:p>
            <text:p text:style-name="P83"/>
            <text:p text:style-name="P82"><text:span text:style-name="T13">Alucinación</text:span><text:span text:style-name="T12">: Es capaz de crear 2 copias de una propia unidad que son simples “copias falsas” Son unidades que simulan ser unidades propias pero al atacar no causan daño. Se crean para que reciban daño. Los enemigos no pueden distinguir una unidad alucinada de una real. (Cuesta 100 de energía). Las unidades alucinadas </text:span><text:span text:style-name="T13">NO</text:span><text:span text:style-name="T12"> tienen vida, solo escudo.</text:span></text:p>
          </table:table-cell>
          <table:table-cell table:style-name="Table6.A1" office:value-type="string">
            <text:p text:style-name="P28"/>
          </table:table-cell>
        </table:table-row>
      </table:table>
      <text:p text:style-name="P17">Turnos</text:p>
      <text:p text:style-name="P7"/>
      <text:p text:style-name="P7"><text:soft-page-break/>El juego es por turnos, cada jugador elige las acciones que desea hacer en su turno y luego le pasa el turno a su contrincante.</text:p>
      <text:p text:style-name="P7"/>
      <text:p text:style-name="P17">Jugadores</text:p>
      <text:p text:style-name="P7"/>
      <text:p text:style-name="P7">La aplicación se juega con 2 jugadores en simultáneo, uno vs el otro. Al iniciar el juego el sistema debe consultar a los usuarios su nombre, su color y con qué raza jugará la partida.</text:p>
      <text:p text:style-name="P7"/>
      <text:p text:style-name="P7"><text:span text:style-name="T16">Validaciones</text:span>:</text:p>
      <text:p text:style-name="P7"/>
      <text:list xml:id="list4926880126610695039" text:style-name="LS11">
        <text:list-item>
          <text:p text:style-name="P110">Nombre de usuario debe contener por lo menos 4 caracteres.</text:p>
        </text:list-item>
        <text:list-item>
          <text:p text:style-name="P110">Jugador 2 no puede tener el mismo nombre que Jugador 1, ni el mismo color (sí la misma raza)</text:p>
        </text:list-item>
      </text:list>
      <text:p text:style-name="P7"/>
      <text:p text:style-name="P17">Comienzo de partida</text:p>
      <text:p text:style-name="P7"/>
      <text:p text:style-name="P8">Cada jugador empieza en una <text:span text:style-name="T19">base</text:span><text:note text:id="ftn5" text:note-class="footnote"><text:note-citation>5</text:note-citation><text:note-body><text:p text:style-name="P2"><text:s/>Se llama base a un lugar en el mapa donde encontraremos muchos cristales juntos y un volcán de gas.</text:p></text:note-body></text:note> y con 200 de mineral. Solo puede ver la parte del mapa en dónde se encuentra ubicado. El resto del mapa lo vé negro. A medida que sus unidades, “recorren” el mapa se irá descubriendo lo que hay en el mapa y quedará visible siempre. Los jugadores empiezan en lados opuestos del mapa.</text:p>
      <text:p text:style-name="P8"/>
      <text:p text:style-name="P17">Mapa</text:p>
      <text:p text:style-name="P7"/>
      <text:p text:style-name="P8">Los mapas deben tener <text:span text:style-name="T18">áreas de tierra</text:span> y <text:span text:style-name="T18">áreas espaciales</text:span>. Sólo las unidades voladoras pueden circular libremente por cualquier tipo de superficie. Los tamaños de los mapas se definen por la cantidad de bases que presenten y la distribución de las mismas deben ser equidistante al punto de origen de cada jugador. No puede haber un mapa que tenga 6 bases en total y haya 5 de una lado muy próximas a dónde comenzó un jugador..</text:p>
      <text:p text:style-name="P17"/>
      <text:p text:style-name="P17">Población</text:p>
      <text:p text:style-name="P7"/>
      <text:p text:style-name="P8">La capacidad de población máxima es de 200. Cada raza tiene un edificio propio que actúa en forma de “casa”. Para el caso de los terran dicho edificio es el “depósito de suministros”. Cada vez que se construye un depósito de suministros, aumenta la capacidad de población en +5. De manera contraria, si se destruye un edificio depósito de suministro, la capacidad de la población baja 5. </text:p>
      <text:p text:style-name="P8">Los protoss poseen una construcción análoga llamada “pilón”. Cada pilón otorga también +5 en la capacidad de población.</text:p>
      <text:p text:style-name="P7">La columna “suministro” en la descripción de unidades, indica cuántos cupos de casa ocupa la unidad construida.</text:p>
      <text:p text:style-name="P7"/>
      <text:p text:style-name="P17"/>
      <text:p text:style-name="P17">Sonidos</text:p>
      <text:p text:style-name="P7"/>
      <text:p text:style-name="P8"><text:soft-page-break/>La aplicación debe tener música de fondo constantemente, con la posibilidad de silenciarla. También la creación (finalización) de cada unidad o construcción debe tener su sonido correspondiente. En los momentos de ataques, también debe estar el sonido que acompañe la sensación de guerra al usuario. Lo mismo cuando se quiera construir una unidad / edificio sin tener recursos.<text:note text:id="ftn6" text:note-class="footnote"><text:note-citation>6</text:note-citation><text:note-body><text:p text:style-name="P2"><text:s/>Se pueden utilizar los sonidos en inglés / español del juego original.</text:p></text:note-body></text:note></text:p>
      <text:p text:style-name="P7"/>
      <text:p text:style-name="P18">Interfaz gráfica</text:p>
      <text:p text:style-name="P8"/>
      <text:p text:style-name="P3">No disponible aún.</text:p>
      <text:p text:style-name="P48"/>
      <text:p text:style-name="P48">Opcionales para subir nota</text:p>
      <text:p text:style-name="P48"/>
      <text:p text:style-name="P46">Para que cada opcional se considere hecho se tienen que cumplir todos los puntos que indican cada uno a los efectos de que las razas queden balanceadas.</text:p>
      <text:p text:style-name="P46"/>
      <text:list xml:id="list1359681474537477915" text:style-name="LS12">
        <text:list-item>
          <text:p text:style-name="P115"><text:span text:style-name="T30">Agregar Raza Zerg (</text:span><text:span text:style-name="T31">Mayor puntaje adiciona</text:span><text:span text:style-name="T30">l)</text:span></text:p>
        </text:list-item>
      </text:list>
      <text:p text:style-name="P15">Todas las unidades y “construcciones” zerg, son seres vivos biológicos, con lo cual, cuando las mismas son dañadas, se recuperan lentamente con el paso del tiempo hasta sanar al 100 %. A diferencia de las otras razas los zerg no tienen constructores, sino que sus larvas evolucionan zángano y este ser es el que muta en forma de <text:s/>“construcción”.</text:p>
      <text:p text:style-name="P79"/>
      <text:list xml:id="list6051312728760480563" text:style-name="LS13">
        <text:list-item>
          <text:p text:style-name="P116"><text:span text:style-name="T26">Criadero:</text:span><text:span text:style-name="T27"> Estructura en donde nacen las Larvas. Máximo 3 larvas en simultáneo. Genera una larva nueva por turno sino tiene las 3.</text:span></text:p>
        </text:list-item>
        <text:list-item>
          <text:p text:style-name="P116"><text:span text:style-name="T26">Extractor:</text:span><text:span text:style-name="T27"> Se construye en un géiser de Gas Vespeno para refinarlo y extraerlo.</text:span></text:p>
        </text:list-item>
        <text:list-item>
          <text:p text:style-name="P116"><text:span text:style-name="T26">Reserva de reproducción:</text:span><text:span text:style-name="T27"> Construcción que permite evolucionar Larvas a Zerglings Es el prerrequisito para poder construir la guarida de hidralisco Zerg. </text:span></text:p>
        </text:list-item>
        <text:list-item>
          <text:p text:style-name="P116"><text:span text:style-name="T26">Guarida de hidralisco: </text:span><text:span text:style-name="T27">Construcción que permite evolucionar Larvas a Hidraliscos</text:span></text:p>
        </text:list-item>
        <text:list-item>
          <text:p text:style-name="P116"><text:span text:style-name="T26">Espiral:</text:span><text:span text:style-name="T27"> Permite crear a los Mutaliscos y la reina zerg.</text:span></text:p>
        </text:list-item>
      </text:list>
      <text:p text:style-name="P45"/>
      <text:p text:style-name="P16">Unidades zerg</text:p>
      <text:p text:style-name="P13"/>
      <text:p text:style-name="P3">Los zerg no crean unidades en sus “edificios”. A diferencia de los terran y los protoss, todas las unidades zerg se crean a partir de las larvas que tenga el criadero. Los “edificios” zerg habilitan a las larvas a transformarse en las nuevas unidades que ese edificio habilite.</text:p>
      <text:p text:style-name="P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table-cell table:style-name="Table7.A1" office:value-type="string">
            <text:p text:style-name="P31">Nombre</text:p>
          </table:table-cell>
          <table:table-cell table:style-name="Table7.A1" office:value-type="string">
            <text:p text:style-name="P31">Transporte</text:p>
          </table:table-cell>
          <table:table-cell table:style-name="Table7.A1" office:value-type="string">
            <text:p text:style-name="P31">Visión</text:p>
          </table:table-cell>
          <table:table-cell table:style-name="Table7.A1" office:value-type="string">
            <text:p text:style-name="P31">Costo</text:p>
          </table:table-cell>
          <table:table-cell table:style-name="Table7.A1" office:value-type="string">
            <text:p text:style-name="P31">Tiempo construcción</text:p>
          </table:table-cell>
          <table:table-cell table:style-name="Table7.A1" office:value-type="string">
            <text:p text:style-name="P31">Daño</text:p>
          </table:table-cell>
          <table:table-cell table:style-name="Table7.A1" office:value-type="string">
            <text:p text:style-name="P31">Suministro</text:p>
          </table:table-cell>
          <table:table-cell table:style-name="Table7.A1" office:value-type="string">
            <text:p text:style-name="P31">Rango<text:line-break/>Ataque</text:p>
          </table:table-cell>
          <table:table-cell table:style-name="Table7.A1" office:value-type="string">
            <text:p text:style-name="P31">Vida</text:p>
          </table:table-cell>
        </table:table-row>
        <table:table-row>
          <table:table-cell table:style-name="Table7.A1" office:value-type="string">
            <text:p text:style-name="P32">Zerling</text:p>
          </table:table-cell>
          <table:table-cell table:style-name="Table7.A1" office:value-type="string">
            <text:p text:style-name="P32">1</text:p>
          </table:table-cell>
          <table:table-cell table:style-name="Table7.A1" office:value-type="string">
            <text:p text:style-name="P32">5</text:p>
          </table:table-cell>
          <table:table-cell table:style-name="Table7.A1" office:value-type="string">
            <text:p text:style-name="P32">25 M</text:p>
          </table:table-cell>
          <table:table-cell table:style-name="Table7.A1" office:value-type="string">
            <text:p text:style-name="P32">2</text:p>
          </table:table-cell>
          <table:table-cell table:style-name="Table7.A1" office:value-type="string">
            <text:p text:style-name="P32">5 T</text:p>
          </table:table-cell>
          <table:table-cell table:style-name="Table7.A1" office:value-type="string">
            <text:p text:style-name="P32">0.5</text:p>
          </table:table-cell>
          <table:table-cell table:style-name="Table7.A1" office:value-type="string">
            <text:p text:style-name="P32">1</text:p>
          </table:table-cell>
          <table:table-cell table:style-name="Table7.A1" office:value-type="string">
            <text:p text:style-name="P32">35</text:p>
          </table:table-cell>
        </table:table-row>
        <table:table-row>
          <table:table-cell table:style-name="Table7.A1" office:value-type="string">
            <text:p text:style-name="P32">Hidralisco</text:p>
          </table:table-cell>
          <table:table-cell table:style-name="Table7.A1" office:value-type="string">
            <text:p text:style-name="P32">2</text:p>
          </table:table-cell>
          <table:table-cell table:style-name="Table7.A1" office:value-type="string">
            <text:p text:style-name="P32">6</text:p>
          </table:table-cell>
          <table:table-cell table:style-name="Table7.A1" office:value-type="string">
            <text:p text:style-name="P32">75 M / 25 G</text:p>
          </table:table-cell>
          <table:table-cell table:style-name="Table7.A1" office:value-type="string">
            <text:p text:style-name="P32">4</text:p>
          </table:table-cell>
          <table:table-cell table:style-name="Table7.A1" office:value-type="string">
            <text:p text:style-name="P32">10 A / 10 T</text:p>
          </table:table-cell>
          <table:table-cell table:style-name="Table7.A1" office:value-type="string">
            <text:p text:style-name="P32">1</text:p>
          </table:table-cell>
          <table:table-cell table:style-name="Table7.A1" office:value-type="string">
            <text:p text:style-name="P32">4</text:p>
          </table:table-cell>
          <table:table-cell table:style-name="Table7.A1" office:value-type="string">
            <text:p text:style-name="P32">80</text:p>
          </table:table-cell>
        </table:table-row>
        <text:soft-page-break/>
        <table:table-row>
          <table:table-cell table:style-name="Table7.A1" office:value-type="string">
            <text:p text:style-name="P32">Mutalisco</text:p>
          </table:table-cell>
          <table:table-cell table:style-name="Table7.A1" office:value-type="string">
            <text:p text:style-name="P32">0</text:p>
          </table:table-cell>
          <table:table-cell table:style-name="Table7.A1" office:value-type="string">
            <text:p text:style-name="P32">7</text:p>
          </table:table-cell>
          <table:table-cell table:style-name="Table7.A1" office:value-type="string">
            <text:p text:style-name="P32">100 M / 100 G</text:p>
          </table:table-cell>
          <table:table-cell table:style-name="Table7.A1" office:value-type="string">
            <text:p text:style-name="P32">6</text:p>
          </table:table-cell>
          <table:table-cell table:style-name="Table7.A1" office:value-type="string">
            <text:p text:style-name="P32">9 A / 9 T</text:p>
          </table:table-cell>
          <table:table-cell table:style-name="Table7.A1" office:value-type="string">
            <text:p text:style-name="P32">2</text:p>
          </table:table-cell>
          <table:table-cell table:style-name="Table7.A1" office:value-type="string">
            <text:p text:style-name="P32">3</text:p>
          </table:table-cell>
          <table:table-cell table:style-name="Table7.A1" office:value-type="string">
            <text:p text:style-name="P32">120</text:p>
          </table:table-cell>
        </table:table-row>
        <table:table-row>
          <table:table-cell table:style-name="Table7.A1" office:value-type="string">
            <text:p text:style-name="P32">Reina</text:p>
          </table:table-cell>
          <table:table-cell table:style-name="Table7.A1" office:value-type="string">
            <text:p text:style-name="P32">0</text:p>
          </table:table-cell>
          <table:table-cell table:style-name="Table7.A1" office:value-type="string">
            <text:p text:style-name="P32">10</text:p>
          </table:table-cell>
          <table:table-cell table:style-name="Table7.A1" office:value-type="string">
            <text:p text:style-name="P32">100 M / 100 G</text:p>
          </table:table-cell>
          <table:table-cell table:style-name="Table7.A1" office:value-type="string">
            <text:p text:style-name="P32">7</text:p>
          </table:table-cell>
          <table:table-cell table:style-name="Table7.A1" office:value-type="string">
            <text:p text:style-name="P32">0</text:p>
          </table:table-cell>
          <table:table-cell table:style-name="Table7.A1" office:value-type="string">
            <text:p text:style-name="P32">2</text:p>
          </table:table-cell>
          <table:table-cell table:style-name="Table7.A1" office:value-type="string">
            <text:p text:style-name="P32">0</text:p>
          </table:table-cell>
          <table:table-cell table:style-name="Table7.A1" office:value-type="string">
            <text:p text:style-name="P32">120</text:p>
          </table:table-cell>
        </table:table-row>
        <table:table-row>
          <table:table-cell table:style-name="Table7.A1" office:value-type="string">
            <text:p text:style-name="P32">Amo Supremo</text:p>
          </table:table-cell>
          <table:table-cell table:style-name="Table7.A1" office:value-type="string">
            <text:p text:style-name="P32">Capacidad 8</text:p>
          </table:table-cell>
          <table:table-cell table:style-name="Table7.A1" office:value-type="string">
            <text:p text:style-name="P32">9</text:p>
          </table:table-cell>
          <table:table-cell table:style-name="Table7.A1" office:value-type="string">
            <text:p text:style-name="P32">100 M </text:p>
          </table:table-cell>
          <table:table-cell table:style-name="Table7.A1" office:value-type="string">
            <text:p text:style-name="P32">4</text:p>
          </table:table-cell>
          <table:table-cell table:style-name="Table7.A1" office:value-type="string">
            <text:p text:style-name="P32">0</text:p>
          </table:table-cell>
          <table:table-cell table:style-name="Table7.A1" office:value-type="string">
            <text:p text:style-name="P32">0</text:p>
          </table:table-cell>
          <table:table-cell table:style-name="Table7.A1" office:value-type="string">
            <text:p text:style-name="P32">0</text:p>
          </table:table-cell>
          <table:table-cell table:style-name="Table7.A1" office:value-type="string">
            <text:p text:style-name="P32">200</text:p>
          </table:table-cell>
        </table:table-row>
      </table:table>
      <text:p text:style-name="P8"/>
      <text:p text:style-name="P8"><text:span text:style-name="T18">Reina: </text:span>Cada turno carga +10 de energía. Tiene una capacidad máxima de 200 energía. Al crearla empieza con 50 de energía. Posee 2 magias:</text:p>
      <text:p text:style-name="P8"/>
      <text:p text:style-name="P81"><text:span text:style-name="T20">Red</text:span>: Lanza una red de baba que inmoviliza a las unidades enemigas durante 3 turnos. (Cuesta 75 energía)</text:p>
      <text:p text:style-name="P81"/>
      <text:p text:style-name="P81"><text:span text:style-name="T20">Infestar</text:span>: Destruye automáticamente a la unidad enemiga seleccionada y encima crea 2 zerling propios producto de esa infestación. (Cuesta 150 de energía)</text:p>
      <text:p text:style-name="P17"/>
      <text:p text:style-name="P7"><text:span text:style-name="T18">Amo supremo:</text:span> Este ser tiene 2 particularidades, sirve de transporte y también de “casa”, cada vez que se crea un amo supremo aumenta la capacidad de población en +5.</text:p>
      <text:p text:style-name="P49"/>
      <text:p text:style-name="P50">2) Construcciones</text:p>
      <text:p text:style-name="P50"/>
      <text:list xml:id="list7924133217178465807" text:style-name="LS14">
        <text:list-item>
          <text:p text:style-name="P107">Los edificios Terran pueden despegarse del suelo y volar para ser trasladados.</text:p>
        </text:list-item>
        <text:list-item>
          <text:p text:style-name="P107">Los zerg solo pueden construir sobre su moho, el cual se expande progresivamente desde los criaderos</text:p>
        </text:list-item>
        <text:list-item>
          <text:p text:style-name="P107">Los protoss solo construyen sobre el radio de alcance del pilón</text:p>
        </text:list-item>
      </text:list>
      <text:p text:style-name="P47"/>
      <text:p text:style-name="P47"/>
      <text:p text:style-name="P50">3) Defensas</text:p>
      <text:p text:style-name="P50"/>
      <text:list xml:id="list7263614519682209708" text:style-name="LS15">
        <text:list-item>
          <text:p text:style-name="P108">Zergs, agregan la lengua defensiva terrestre, y las esporas aéreas</text:p>
        </text:list-item>
        <text:list-item>
          <text:p text:style-name="P108">Protoss tienen el cañon de fotones (ataque tierra y aire)</text:p>
        </text:list-item>
        <text:list-item>
          <text:p text:style-name="P108">Terran incorporan el bunker a ser llenados por 4 marines y la torreta aérea</text:p>
        </text:list-item>
      </text:list>
      <text:p text:style-name="P47"/>
      <text:p text:style-name="P47"><text:line-break/><text:span text:style-name="T30">4) Unidades aéreas</text:span></text:p>
      <text:p text:style-name="P50"/>
      <text:list xml:id="list5384663149286844697" text:style-name="LS16">
        <text:list-item>
          <text:p text:style-name="P109">Terran poseen el battlecruiser, con arma yamato gun</text:p>
        </text:list-item>
        <text:list-item>
          <text:p text:style-name="P109">Protoss tienen el carrier con hasta 8 voladores</text:p>
        </text:list-item>
        <text:list-item>
          <text:p text:style-name="P109">Zerg: Los mutaliscos pueden evolucionar a guardian con alto alcance y se agregan nuevos seres voladores: los kamikazes</text:p>
        </text:list-item>
      </text:list>
      <text:p text:style-name="P47"/>
      <text:p text:style-name="P47"/>
      <text:p text:style-name="P47"/>
      <text:p text:style-name="P50">5) Evoluciones</text:p>
      <text:p text:style-name="P50"><text:soft-page-break/></text:p>
      <text:list xml:id="list43" text:style-name="LS3">
        <text:list-item>
          <text:p text:style-name="P120"><text:span text:style-name="T45">Edificio Terran Bahía d</text:span><text:a xlink:type="simple" xlink:href="http://es.wikipedia.org/w/index.php?title=Bahía_de_ingeniería&amp;action=edit&amp;redlink=1" text:style-name="Internet_20_link" text:visited-style-name="Visited_20_Internet_20_Link"><text:span text:style-name="T45">e</text:span></text:a><text:a xlink:type="simple" xlink:href="http://es.wikipedia.org/w/index.php?title=Bahía_de_ingeniería&amp;action=edit&amp;redlink=1" text:style-name="Internet_20_link" text:visited-style-name="Visited_20_Internet_20_Link"><text:span text:style-name="T45"> </text:span></text:a><text:a xlink:type="simple" xlink:href="http://es.wikipedia.org/w/index.php?title=Bahía_de_ingeniería&amp;action=edit&amp;redlink=1" text:style-name="Internet_20_link" text:visited-style-name="Visited_20_Internet_20_Link"><text:span text:style-name="T45">ingeniería</text:span></text:a><text:span text:style-name="T44">:</text:span><text:span text:style-name="T29"> Mejora el armamento y las armaduras de las unidades orgánicas o de infantería.</text:span></text:p>
          <text:list>
            <text:list-item>
              <text:p text:style-name="P121">Armamento nivel 1</text:p>
            </text:list-item>
            <text:list-item>
              <text:p text:style-name="P121">Armamento nivel 2</text:p>
            </text:list-item>
            <text:list-item>
              <text:p text:style-name="P121">Blindaje nivel 1</text:p>
            </text:list-item>
            <text:list-item>
              <text:p text:style-name="P121">Blindaje nivel 2</text:p>
            </text:list-item>
          </text:list>
        </text:list-item>
        <text:list-item>
          <text:p text:style-name="P111"><text:span text:style-name="T28">Zerg: Cámara de evolución:</text:span><text:span text:style-name="T27"> Construcción en donde se puede mejorar los niveles de desarrollo (mejorar caparazones y <text:s/>mejorar ataque con garras ) Nivel 1 y 2 de cada uno</text:span></text:p>
        </text:list-item>
        <text:list-item>
          <text:p text:style-name="P111"><text:span text:style-name="T28">Edificio Protoss Fragua</text:span><text:span text:style-name="T26">:</text:span><text:span text:style-name="T27"> A pesar de que su tecnología es increíblemente avanzada, los Protoss se están esforzando constantemente en mejorar y refinar sus armas y blindajes mediante la Fragua.</text:span></text:p>
          <text:list>
            <text:list-item>
              <text:p text:style-name="P122">Escudo Nivel 1</text:p>
            </text:list-item>
            <text:list-item>
              <text:p text:style-name="P122">Escudo Nivel 2</text:p>
            </text:list-item>
            <text:list-item>
              <text:p text:style-name="P122">Armamento Nivel 1</text:p>
            </text:list-item>
            <text:list-item>
              <text:p text:style-name="P122">Armamento Nivel 2</text:p>
            </text:list-item>
            <text:list-item>
              <text:p text:style-name="P122">Protección vida Nivel 1</text:p>
            </text:list-item>
            <text:list-item>
              <text:p text:style-name="P122">Protección vida Nivel 2</text:p>
            </text:list-item>
          </text:list>
        </text:list-item>
      </text:list>
      <text:h text:style-name="P97" text:outline-level="10"><text:bookmark text:name="h.q0pkpmrmp60q"/>Entregables</text:h>
      <text:list xml:id="list6712540402555032471" text:style-name="LS17">
        <text:list-item>
          <text:p text:style-name="P117">Código fuente de la aplicación completa, incluyendo también: código de la pruebas, archivos de recursos</text:p>
        </text:list-item>
        <text:list-item>
          <text:p text:style-name="P118">Script para compilación y ejecución (ant)</text:p>
        </text:list-item>
        <text:list-item>
          <text:p text:style-name="P118">Informe, acorde a lo especificado en este documento</text:p>
        </text:list-item>
      </text:list>
      <text:p text:style-name="P4"/>
      <text:h text:style-name="P88" text:outline-level="10"><text:bookmark text:name="h.hn05pvpi5fr7"/>Formas de entrega</text:h>
      <text:h text:style-name="P89" text:outline-level="10"><text:bookmark text:name="h.r1bwfuutos0s"/><text:span text:style-name="T5">Habrá </text:span><text:span text:style-name="T32">4 entregas formales</text:span><text:span text:style-name="T2">. </text:span><text:span text:style-name="T5">Las mismas tendrán una calificación de </text:span><text:span text:style-name="T33">APROBADO </text:span><text:span text:style-name="T2">o </text:span><text:span text:style-name="T34">NO APROBADO</text:span><text:span text:style-name="T2"> </text:span><text:span text:style-name="T5">en el momento de la entrega.</text:span></text:h>
      <text:p text:style-name="P61"><text:span text:style-name="T2">Aquél grupo que acumule </text:span><text:span text:style-name="T6">3 no aprobados</text:span><text:span text:style-name="T2">, quedará automáticamente desaprobado con la consiguiente pérdida de regularidad en la materia. </text:span><text:span text:style-name="T6">En cada entrega</text:span><text:span text:style-name="T2"> se debe traer el informe actualizado.</text:span></text:p>
      <text:p text:style-name="P58"/>
      <text:p text:style-name="P60"><text:span text:style-name="T6">1er Entrega</text:span><text:span text:style-name="T2">: </text:span><text:span text:style-name="T35">Mínimamente </text:span><text:span text:style-name="T2">(se aconseja avanzar lo <text:s/>más posible) pruebas funcionando que contemplen para cada raza:</text:span></text:p>
      <text:list xml:id="list1955934975652379293" text:style-name="LS18">
        <text:list-item>
          <text:p text:style-name="P123">Pruebas unitarias al mapa, que pueda generar escenarios para que empiecen los jugadores</text:p>
        </text:list-item>
        <text:list-item>
          <text:p text:style-name="P123"><text:soft-page-break/>Pruebas de recolección de minerales y gas con los edificios correspondientes.</text:p>
        </text:list-item>
        <text:list-item>
          <text:p text:style-name="P123">Pruebas de creación de unidades:</text:p>
          <text:list>
            <text:list-item>
              <text:p text:style-name="P123">Haber construido primero el edificio que me habilite a construirla</text:p>
            </text:list-item>
            <text:list-item>
              <text:p text:style-name="P123">Contar con recursos (mineral y/o gas) necesarios</text:p>
            </text:list-item>
            <text:list-item>
              <text:p text:style-name="P123">Contar con límite de población para crearla</text:p>
            </text:list-item>
          </text:list>
        </text:list-item>
      </text:list>
      <text:p text:style-name="P56"><text:tab/></text:p>
      <text:p text:style-name="P60"><text:span text:style-name="T6">2da Entrega</text:span><text:span text:style-name="T2">:</text:span><text:span text:style-name="T7"> Modelo del Juego Completo</text:span><text:span text:style-name="T2"> con todas las pruebas unitarias y de integración que abarquen todos los casos del enunciado, simulando batallas, interacciones, fin de partida, magias, etc.</text:span></text:p>
      <text:p text:style-name="P56"/>
      <text:p text:style-name="P67"><text:bookmark text:name="h.wzzazeft5jjl"/>Algunas pruebas de integración finales de ejemplo:</text:p>
      <text:p text:style-name="P7"/>
      <text:p text:style-name="P62">1) Se construye <text:s/>una nave de ciencia, se pasan turnos para que acumule la suficiente energía. </text:p>
      <text:list xml:id="list7986390008317646081" text:style-name="LS19">
        <text:list-item>
          <text:p text:style-name="P126">A continuación se sitúa una unidad protoss, se le aplica el misil EMP. Se verifica que:</text:p>
          <text:list>
            <text:list-item>
              <text:p text:style-name="P126">La nave de ciencia tenga menos energía</text:p>
            </text:list-item>
            <text:list-item>
              <text:p text:style-name="P126">El protoss no tenga más escudo</text:p>
            </text:list-item>
          </text:list>
        </text:list-item>
        <text:list-item>
          <text:p text:style-name="P126">Se sitúa un alto templario y otra nave de ciencia (propia o no). se lanza el EMP. Se verifica que:</text:p>
          <text:list>
            <text:list-item>
              <text:p text:style-name="P126">La nave de ciencia tenga menos energía</text:p>
            </text:list-item>
            <text:list-item>
              <text:p text:style-name="P126">El alto templario y la otra nave de ciencia no tengan más energía</text:p>
            </text:list-item>
          </text:list>
        </text:list-item>
        <text:list-item>
          <text:p text:style-name="P126">Se sitúan una unidad protoss y un alto templario. Se lanza el EMP fuera del rango de alcance del mismo. Se verifica que:</text:p>
          <text:list>
            <text:list-item>
              <text:p text:style-name="P126">La nave de ciencia tenga menos energía</text:p>
            </text:list-item>
            <text:list-item>
              <text:p text:style-name="P126">El alto templario y la unidad protoss no han sufrido modificaciones.</text:p>
            </text:list-item>
          </text:list>
        </text:list-item>
      </text:list>
      <text:p text:style-name="P62">2) Se contruye un alto templario, se pasan turnos <text:s/>para que acumule la suficiente energía. </text:p>
      <text:list xml:id="list5624775686903885262" text:style-name="LS20">
        <text:list-item>
          <text:p text:style-name="P127">se sitúan unidades enemigas, se lanza la tormenta psiónica. Se comprueba el daño.</text:p>
        </text:list-item>
        <text:list-item>
          <text:p text:style-name="P127">Se sitúa una unidad propia y se le aplica la alucinación. Se corrobora:</text:p>
          <text:list>
            <text:list-item>
              <text:p text:style-name="P127">Solo poseen escudo y no vida</text:p>
            </text:list-item>
            <text:list-item>
              <text:p text:style-name="P127">Se les hace pelear contra un enemigo y el enemigo no recibe daño.</text:p>
            </text:list-item>
            <text:list-item>
              <text:p text:style-name="P127">Al recibir un EMP, mueren instantáneamente.</text:p>
            </text:list-item>
          </text:list>
        </text:list-item>
      </text:list>
      <text:p text:style-name="P62">3) Unidades de tierra no pueden atacar a unidades de aire y visceversa en todas las combinaciones, cuando corresponda.</text:p>
      <text:p text:style-name="P62">4) Se verifica unidad por unidad, que ataque en el rango correspondiente.</text:p>
      <text:p text:style-name="P62">5) Naves de transporte soportan su capacidad. Se debe probar que se sube unidades, desde un punto A , se pasa por espacio y se bajan del otro lado tierra B.</text:p>
      <text:p text:style-name="P62">6) Perder unidades en batalla disminuye la población, construirlas suma.</text:p>
      <text:p text:style-name="P62">7) No se pueden construir más unidades que el límite de población, ni que el límite máximo de población (200). Verificar que construir “más casas” no sigue subiendo el límite de 200.</text:p>
      <text:p text:style-name="P62">8) Simular, jugar y ganar/perder una partida</text:p>
      <text:p text:style-name="P62">9) Verificar recuperación del escudo protoss con el paso de los turnos.</text:p>
      <text:p text:style-name="P56"/>
      <text:p text:style-name="P60"><text:span text:style-name="T6">3er Entrega</text:span><text:span text:style-name="T2">: Interfaz gráfica Parcial. A determinar por el ayudante.</text:span></text:p>
      <text:p text:style-name="P56"/>
      <text:p text:style-name="P60"><text:soft-page-break/><text:span text:style-name="T6">4ta y última Entrega</text:span><text:span text:style-name="T2">: Trabajo Práctico completo funcionando, con interfaz gráfica final, sonidos e informe completo.</text:span></text:p>
      <text:p text:style-name="P4"/>
      <text:h text:style-name="P91" text:outline-level="10"><text:bookmark text:name="h.jbpi5ebclkgh"/>Fechas de entrega programadas</text:h>
      <text:p text:style-name="P56"/>
      <text:p text:style-name="P60"><text:span text:style-name="T6">1er Entrega</text:span><text:span text:style-name="T2">: </text:span><text:span text:style-name="T4">Miércoles 03 / 06 / 2015 - Jueves 04 / 06 / 2015</text:span></text:p>
      <text:p text:style-name="P60"><text:span text:style-name="T6">2da Entrega</text:span><text:span text:style-name="T2">: </text:span><text:span text:style-name="T4">Miércoles 10 / 06 / 2015 - Jueves 11 / 06 / 2015</text:span></text:p>
      <text:p text:style-name="P60"><text:span text:style-name="T6">3er Entrega</text:span><text:span text:style-name="T2">: </text:span><text:span text:style-name="T4">Miércoles 17 / 06 / 2015 - Jueves 18 / 06 / 2015</text:span></text:p>
      <text:p text:style-name="P60"><text:span text:style-name="T6">4ta y última Entrega</text:span><text:span text:style-name="T2">: </text:span><text:span text:style-name="T4">Miércoles 24 / 06 / 2015 - Jueves 25 / 06 / 2015</text:span></text:p>
      <text:p text:style-name="P23"><text:bookmark text:name="h.25ac9vsna3s"/></text:p>
      <text:p text:style-name="P85"><text:bookmark text:name="h.p632ppkxslsj"/><text:bookmark text:name="h.pd76gbrra7wz"/>Informe</text:p>
      <text:h text:style-name="P93" text:outline-level="10"><text:bookmark text:name="h.ca0y5cwn2d2s"/>Supuestos</text:h>
      <text:p text:style-name="P63">-<text:span text:style-name="T41">Cuando se</text:span> inicia la partida <text:span text:style-name="T41">se abre un mapa</text:span> entre algunos <text:span text:style-name="T41">ya</text:span> predefinidos, es decir, no se generan <text:s/>aleatoriamente. <text:span text:style-name="T53">Que el mapa cumpla los requisitos se verifica mediante un método que lanza una excepción en caso de que esto no suceda.</text:span></text:p>
      <text:p text:style-name="P76">-Los minerales y gases se explotan hasta agotar sus recursos. Los recursos máximos que se pueden extraer en un nodo de gas son 3000 y minerales 1000.</text:p>
      <text:p text:style-name="P76">-<text:span text:style-name="T51">El escudo al pasarse el turno se regenera al 100% (todo de una).</text:span></text:p>
      <text:p text:style-name="P76">-<text:span text:style-name="T51">Al bajar pasajeros de una Nave de Transporte, se bajan todos al mismo tiempo. NO se puede de a uno.</text:span></text:p>
      <text:p text:style-name="P76">-<text:span text:style-name="T52">Cada Jugador empieza con una unidad básica (Zealot o Marine dependiendo de la raza que haya elegido) y termina la partida cuando alguno de los dos pierde todas sus unidades. Por ende, el límite inicial de la población es igual a cinco.</text:span></text:p>
      <text:p text:style-name="P77"/>
      <text:p text:style-name="P4"/>
      <text:h text:style-name="P94" text:outline-level="10"><text:bookmark text:name="h.sm4fm5qv8tzq"/>Modelo de dominio</text:h>
      <text:p text:style-name="P65">Paquete: <text:span text:style-name="T20">Programa</text:span></text:p>
      <text:p text:style-name="P69"><text:span text:style-name="T16">Aire</text:span>: representa la superficie aérea.</text:p>
      <text:p text:style-name="P68"/>
      <text:p text:style-name="P68"><text:span text:style-name="T16">Arquitecto</text:span>: cuando el Jugador quiere construir un edificio, <text:span text:style-name="T47">se </text:span>le delega la responsabilidad de verificar que existan los mínimos requisitos, que tenga los recursos suficientes <text:span text:style-name="T47">y ubicarla en el mapa.</text:span></text:p>
      <text:p text:style-name="P68"/>
      <text:p text:style-name="P69"><text:span text:style-name="T16">Coordenada</text:span>: representa las coordenadas X (fila) e Y (columna) del mapa.</text:p>
      <text:p text:style-name="P69"/>
      <text:p text:style-name="P69"><text:span text:style-name="T16">Costo</text:span>: representa el costo de las unidades y edificios. Ya sean minerales o gas.</text:p>
      <text:p text:style-name="P69"/>
      <text:p text:style-name="P69"><text:span text:style-name="T16">Danio</text:span>: representa el daño que genera cada unidad. Ya sea a aire o tierra.</text:p>
      <text:p text:style-name="P69"/>
      <text:p text:style-name="P69"><text:span text:style-name="T16">DepositoDeGas</text:span>: representa la superficie del volcán.</text:p>
      <text:p text:style-name="P69"/>
      <text:p text:style-name="P69"><text:span text:style-name="T16">DepositoDeMineral</text:span>: respresenta la superficie donde se encuentran los minerales.</text:p>
      <text:p text:style-name="P69"><text:soft-page-break/></text:p>
      <text:p text:style-name="P69"><text:span text:style-name="T16">Jugador</text:span>: representa cada Jugador. Se encarga de delegar cada acción del juego a la clase correspondiente contiene su nombre, color, raza elegida, arquitecto, presupuesto, mapa y una lista con sus unidades y construcciones.</text:p>
      <text:p text:style-name="P69"/>
      <text:p text:style-name="P69"><text:span text:style-name="T16">Mapa</text:span>: contiene el mapa donde de desarrolla el juego. Más adelante, en detalles de implementación, estará detalladamente explicado cómo esta implementado.</text:p>
      <text:p text:style-name="P69"/>
      <text:p text:style-name="P69"><text:span text:style-name="T16">Parcela</text:span>: representa cada nodo del mapa. Contiene su superficie (Aire, Tierra, Mineral o Gas) y su ocupante (edificio o unidad).</text:p>
      <text:p text:style-name="P69"/>
      <text:p text:style-name="P69"><text:span text:style-name="T16">Superficie</text:span>: clase abstracta donde heredan Aire, Tierra, Mineral y Gas.</text:p>
      <text:p text:style-name="P69"/>
      <text:p text:style-name="P69"><text:span text:style-name="T16">Tierra</text:span>: representa la superficie terrestre.</text:p>
      <text:p text:style-name="P69"/>
      <text:p text:style-name="P73">Paquete: <text:span text:style-name="T20">Construcciones</text:span></text:p>
      <text:p text:style-name="P134">Ac<text:span text:style-name="T53">c</text:span>eso: <text:span text:style-name="T48">representa la construcción Protoss. <text:s/></text:span><text:span text:style-name="T49">Permite construir los Zealot y Dragon.</text:span></text:p>
      <text:p text:style-name="P71"/>
      <text:p text:style-name="P134">ArchivosTemplarios<text:span text:style-name="T48">: representa la construcción Protoss. <text:s/></text:span><text:span text:style-name="T49">Permite construir los AltoTemplario.</text:span></text:p>
      <text:p text:style-name="P71"/>
      <text:p text:style-name="P75">Asimilador<text:span text:style-name="T48">: representa la construcción Protoss.</text:span></text:p>
      <text:p text:style-name="P71"/>
      <text:p text:style-name="P75">Atacable<text:span text:style-name="T48">: interfaz la cual implementan las clases que pueden ser atacadas.</text:span></text:p>
      <text:p text:style-name="P75"><text:span text:style-name="T48"/></text:p>
      <text:p text:style-name="P75">Barraca<text:span text:style-name="T48">: representa la construcción Terran. </text:span><text:span text:style-name="T49">Permite construir los Marine.</text:span></text:p>
      <text:p text:style-name="P71"/>
      <text:p text:style-name="P75">CentroDeMineral<text:span text:style-name="T48">: representa la construcción Terran.</text:span></text:p>
      <text:p text:style-name="P71"/>
      <text:p text:style-name="P75">ConstruccionesProtoss<text:span text:style-name="T48">: clase abstracta de la cual heredan sus respectivos edificios.</text:span></text:p>
      <text:p text:style-name="P71"/>
      <text:p text:style-name="P75">ConstruccionesTerran<text:span text:style-name="T48">: clase abstracta de la cual heredan sus respectivos edificios.</text:span></text:p>
      <text:p text:style-name="P71"><text:soft-page-break/></text:p>
      <text:p text:style-name="P75">Constructible<text:span text:style-name="T48">: interfaz la cual implementan todas las clases que pueden ser construidas.</text:span></text:p>
      <text:p text:style-name="P71"/>
      <text:p text:style-name="P75">DepositoDeSuministro<text:span text:style-name="T48">: representa la construcción Terran.</text:span></text:p>
      <text:p text:style-name="P71"/>
      <text:p text:style-name="P75">Escudo<text:span text:style-name="T48">: clase la cual representa el escudo de la raza Protoss.</text:span></text:p>
      <text:p text:style-name="P71"/>
      <text:p text:style-name="P134">Fabrica<text:span text:style-name="T48">: representa la construcción Terran. <text:s/></text:span><text:span text:style-name="T49">Permite construir los Golliat.</text:span></text:p>
      <text:p text:style-name="P71"/>
      <text:p text:style-name="P75">NexoMineral: <text:span text:style-name="T48">representa la construcción Protoss.</text:span></text:p>
      <text:p text:style-name="P71"/>
      <text:p text:style-name="P75">Pilon<text:span text:style-name="T48">: representa la construcción Terran.</text:span></text:p>
      <text:p text:style-name="P71"/>
      <text:p text:style-name="P75">Protoss<text:span text:style-name="T48">: clase ab</text:span><text:span text:style-name="T49">s</text:span><text:span text:style-name="T48">tracta de la cual heredan las UnidadesProtoss y ContruccionesProtoss.</text:span></text:p>
      <text:p text:style-name="P71"/>
      <text:p text:style-name="P134">PuertoEstelarProtoss<text:span text:style-name="T48">: representa la construcción Protoss. <text:s/></text:span><text:span text:style-name="T49">Permite construir los Scout y NaveDeTransporteProtoss.</text:span></text:p>
      <text:p text:style-name="P71"/>
      <text:p text:style-name="P135">PuertoEstelarTerran<text:span text:style-name="T48">: representa la construcción Terran. <text:s/></text:span><text:span text:style-name="T49">Permite construir los Espectro, NaveDeTransporteTerran y NaveDeCiencia.</text:span></text:p>
      <text:p text:style-name="P71"/>
      <text:p text:style-name="P75">Recolector<text:span text:style-name="T48">: interfaz la cual implementan todas las clases que tengan alguna funcion de recolección ya sea de gas o de mineral.</text:span></text:p>
      <text:p text:style-name="P71"/>
      <text:p text:style-name="P75">RecolectorDeGas<text:span text:style-name="T48">: interfaz la cual implementan las clases que recolecten gas.</text:span></text:p>
      <text:p text:style-name="P71"/>
      <text:p text:style-name="P75">RecolectorDeMineral<text:span text:style-name="T48">: interfaz la cual implementan las clases que recolecten mineral.</text:span></text:p>
      <text:p text:style-name="P71"/>
      <text:p text:style-name="P75">Refineria<text:span text:style-name="T48">: representa la construcción Terran.</text:span></text:p>
      <text:p text:style-name="P71"/>
      <text:p text:style-name="P75">Terran<text:span text:style-name="T48">: clase abtracta de la cual heredan las UnidadesTerran y ContruccionesTerran.</text:span></text:p>
      <text:p text:style-name="P71"/>
      <text:p text:style-name="P75"><text:soft-page-break/>Vida: <text:span text:style-name="T48">clase la cual representa la vida de ambas razas.</text:span></text:p>
      <text:p text:style-name="P75"/>
      <text:p text:style-name="P74">Paquete: <text:span text:style-name="T21">Unidades</text:span></text:p>
      <text:p text:style-name="P70"><text:span text:style-name="T16">AltoTemplario</text:span>: <text:span text:style-name="T50">representa la </text:span>unidad<text:span text:style-name="T50"> </text:span>Protoss<text:span text:style-name="T50">.</text:span></text:p>
      <text:p text:style-name="P70"/>
      <text:p text:style-name="P70"><text:span text:style-name="T16">Alucinacion</text:span>: cuando el AltoTemplario usa el ataque “<text:span text:style-name="T53">Alucinación</text:span>”, crea dos copias similares pero con vida igual a cero. Ésta clase representa esas copias.</text:p>
      <text:p text:style-name="P70"/>
      <text:p text:style-name="P70"><text:span text:style-name="T16">Atacante</text:span>: interfaz la cual implementan todas las clases que puedan atacar.</text:p>
      <text:p text:style-name="P70"/>
      <text:p text:style-name="P70"><text:span text:style-name="T16">Dragon</text:span>: <text:span text:style-name="T50">representa la </text:span>unidad<text:span text:style-name="T50"> </text:span>Protoss<text:span text:style-name="T50">.</text:span></text:p>
      <text:p text:style-name="P70"/>
      <text:p text:style-name="P70"><text:span text:style-name="T16">Energia</text:span>: representa la energía perteneciente a las unidades mágicas, ya sean, Protoss o Terran.</text:p>
      <text:p text:style-name="P70"/>
      <text:p text:style-name="P70"><text:span text:style-name="T16">Espectro</text:span>: <text:span text:style-name="T50">representa la </text:span>unidad<text:span text:style-name="T50"> </text:span>Terran<text:span text:style-name="T50">.</text:span></text:p>
      <text:p text:style-name="P70"/>
      <text:p text:style-name="P70"><text:span text:style-name="T16">Fabricable</text:span>: interfaz la cual implementan todas las clases que pueden ser fabricadas, es decir, las unidades.</text:p>
      <text:p text:style-name="P70"/>
      <text:p text:style-name="P70"><text:span text:style-name="T16">Golliat</text:span>: <text:span text:style-name="T50">representa la </text:span>unidad<text:span text:style-name="T50"> </text:span>Terran<text:span text:style-name="T50">.</text:span></text:p>
      <text:p text:style-name="P70"/>
      <text:p text:style-name="P72">Magia: representa la mágia que utilizan algunas de las unidades. </text:p>
      <text:p text:style-name="P70"/>
      <text:p text:style-name="P70"><text:span text:style-name="T16">Marine</text:span>: <text:span text:style-name="T50">representa la </text:span>unidad<text:span text:style-name="T50"> </text:span>Terran<text:span text:style-name="T50">.</text:span></text:p>
      <text:p text:style-name="P70"/>
      <text:p text:style-name="P70"><text:span text:style-name="T16">NaveCiencia</text:span>: <text:span text:style-name="T50">representa la </text:span>unidad<text:span text:style-name="T50"> </text:span>Terran<text:span text:style-name="T50">.</text:span></text:p>
      <text:p text:style-name="P70"/>
      <text:p text:style-name="P70"><text:span text:style-name="T16">NaveTransporteProtoss</text:span>: <text:span text:style-name="T50">representa la </text:span>unidad<text:span text:style-name="T50"> </text:span>Protoss<text:span text:style-name="T50">.</text:span></text:p>
      <text:p text:style-name="P70"/>
      <text:p text:style-name="P70"><text:span text:style-name="T16">NaveTransporteTerran</text:span>: <text:span text:style-name="T50">representa la </text:span>unidad Terran<text:span text:style-name="T50">.</text:span></text:p>
      <text:p text:style-name="P70"/>
      <text:p text:style-name="P72">Radiacion: cuando la NaveCiencia de los Terran <text:s/>utiliza este ataque, esta clase es la que representa el daño constante que reciben las unidades alcanzadas por el mismo.</text:p>
      <text:p text:style-name="P70"><text:soft-page-break/></text:p>
      <text:p text:style-name="P70"><text:span text:style-name="T16">Rango</text:span>: representa el rango de ataque que tiene cada Atacante, ya sea para tierra o aire.</text:p>
      <text:p text:style-name="P70"/>
      <text:p text:style-name="P70"><text:span text:style-name="T16">Scout</text:span>: <text:span text:style-name="T50">representa la </text:span>unidad<text:span text:style-name="T50"> </text:span>Protoss<text:span text:style-name="T50">.</text:span></text:p>
      <text:p text:style-name="P70"/>
      <text:p text:style-name="P72">TormentaPsionica: cuando el AltoTemplario utiliza este ataque, las unidades atacadas reciben esta clase que le saca vida por dos turnos.</text:p>
      <text:p text:style-name="P70"/>
      <text:p text:style-name="P70"><text:span text:style-name="T16">Trasladable</text:span>: interfaz implementada por todas las clases que pueden ser trasladadas por la nave de transporte. Sirve para ambas razas.</text:p>
      <text:p text:style-name="P70"/>
      <text:p text:style-name="P70"><text:span text:style-name="T16">UnidadesProtoss</text:span>: clase abstracta de la cual hereda cada unidad de la raza.</text:p>
      <text:p text:style-name="P64"/>
      <text:h text:style-name="P132" text:outline-level="10"><text:span text:style-name="T16">UnidadesTerran</text:span>: clase abstracta de la cual hereda cada unidad de la raza.</text:h>
      <text:h text:style-name="P132" text:outline-level="10"/>
      <text:h text:style-name="P132" text:outline-level="10"><text:span text:style-name="T16">Zealot</text:span>: <text:span text:style-name="T50">representa la </text:span>unidad<text:span text:style-name="T50"> </text:span>Protoss<text:span text:style-name="T50">.</text:span></text:h>
      <text:h text:style-name="P92" text:outline-level="10"/>
      <text:h text:style-name="P91" text:outline-level="10"><text:bookmark text:name="h.mz6hycflsime"/>Detalles de implementación</text:h>
      <text:p text:style-name="P66">El diseño del mapa se implemento mediante un HashMap que obtiene sus datos mediante un archivo de texto conformado por 0,1,2 y 3 donde cada uno determina el tipo de superficie, ya sea Aire, Tierra, Gas o Mineral.</text:p>
      <text:p text:style-name="P19"/>
      <text:h text:style-name="P90" text:outline-level="10"><text:bookmark text:name="h.rnbouaam6oso"/>Excepciones</text:h>
      <text:p text:style-name="P22"/>
      <text:p text:style-name="P51">CapacidadInsuficiente: se usa para cuando el jugador quiere subir unidades a la nave de transporte la cual no tiene espacios disponibles para insertarlas.</text:p>
      <text:p text:style-name="P51"/>
      <text:p text:style-name="P21">ConstruccionRequeridaInexistente: <text:span text:style-name="T46">se usa para cuando el jugador quiere construir una construcción, que para ser creada necesita otras construcciones creadas previamente, sin tenerlas.</text:span></text:p>
      <text:p text:style-name="P51"/>
      <text:p text:style-name="P51">EnergiaInsuficiente: se usa cuando las unidades mágicas quieren utilizar un ataque sin tener la energía suficiente.</text:p>
      <text:p text:style-name="P51"/>
      <text:p text:style-name="P51">GasInsuficiente: <text:span text:style-name="T46">se usa para cuando el jugador quiere crear una unidad y/o construcción sin contar con el gas requerido para su creación.</text:span></text:p>
      <text:p text:style-name="P51"><text:soft-page-break/></text:p>
      <text:p text:style-name="P51">LimitePoblacionalAlcanzado: se usa cuando un Jugador quiere crear una unidad ya habiendo alcanzado el límite máximo permitido para la cantidad de población.</text:p>
      <text:p text:style-name="P51"/>
      <text:p text:style-name="P51">MapaInvalido: se usa cuando se quiere cargar un mapa que no cumple con los requisitos mínimos.</text:p>
      <text:p text:style-name="P51"/>
      <text:p text:style-name="P51">MineralInsuficiente: <text:span text:style-name="T46">tiene el mismo uso que GasInsuficiente pero para los minerales.</text:span></text:p>
      <text:p text:style-name="P51"/>
      <text:p text:style-name="P51">MovimientoInvalido: se usa para cuando se requiere mover una unidad hacia un lugar del mapa cuya superficie no puede ser ocupada por esa unidad. Por ejemplo: mover un Marine a una superficie aerea.</text:p>
      <text:p text:style-name="P51"/>
      <text:p text:style-name="P51">NoHayPasajerosEnLaNave: se usa para cuando el Jugador quiere descender todos los pasajeros de una nave la cuál no tiene pasajeros.</text:p>
      <text:p text:style-name="P51"/>
      <text:p text:style-name="P21">ParcelaOcupada: <text:span text:style-name="T39">se usa para cuando el jugador quiere crear una unidad y/o construcción en el mismo lugar donde ya hay algo ocupándolo.</text:span></text:p>
      <text:p text:style-name="P51"/>
      <text:p text:style-name="P51">ParcelaVacia: <text:span text:style-name="T39">se usa para cuando se quiere conocer el ocupante de una parcela no creada.</text:span></text:p>
      <text:p text:style-name="P51"/>
      <text:p text:style-name="P51">TerrenoInapropiado: se usa para cuando se quiere construir un edificio en una superficie la cual no le corresponde.</text:p>
      <text:p text:style-name="P51"/>
      <text:p text:style-name="P52">UnidadInvalida: se utiliza en el ataque Radiación cuando el Jugador quiere irradiar una unidad suya.</text:p>
      <text:p text:style-name="P51"/>
      <text:p text:style-name="P53"/>
      <text:h text:style-name="P100" text:outline-level="10"><text:bookmark text:name="h.9nsoa42j71k0"/></text:h>
      <text:h text:style-name="P98" text:outline-level="10"><text:bookmark text:name="h.62o2ixovn4ec"/><text:bookmark text:name="h.ywd3cxbe8j4o"/>Checklist de corrección</text:h>
      <text:p text:style-name="P56">Esta sección es para uso exclusivo de los docentes, por favor no modificar.</text:p>
      <text:p text:style-name="P4"/>
      <text:h text:style-name="P95" text:outline-level="10"><text:bookmark text:name="h.rw2jd4pw07u0"/>Carpeta</text:h>
      <text:p text:style-name="P59">Generalidades</text:p>
      <text:list xml:id="list282850806643963561" text:style-name="LS21">
        <text:list-item>
          <text:p text:style-name="P124">¿Son correctos los supuestos y extensiones?</text:p>
        </text:list-item>
        <text:list-item>
          <text:p text:style-name="P124">¿Es prolija la presentación? (hojas del mismo tamaño, numeradas y con tipografía uniforme)</text:p>
        </text:list-item>
      </text:list>
      <text:p text:style-name="P59">Modelo</text:p>
      <text:list xml:id="list81" text:style-name="LS21">
        <text:list-item>
          <text:p text:style-name="P124">¿Está completo?¿Contempla la totalidad del problema?</text:p>
        </text:list-item>
        <text:list-item>
          <text:p text:style-name="P124">¿Respeta encapsulamiento?</text:p>
        </text:list-item>
        <text:list-item>
          <text:p text:style-name="P124">¿Hace un buen uso de excepciones?</text:p>
        </text:list-item>
        <text:list-item>
          <text:p text:style-name="P124">¿Utiliza polimorfismo en las situaciones esperadas?</text:p>
        </text:list-item>
      </text:list>
      <text:p text:style-name="P6"/>
      <text:h text:style-name="P95" text:outline-level="10"><text:bookmark text:name="h.gqtdp9vx8b5k"/>Diagramas</text:h>
      <text:p text:style-name="P59">Diagrama de clases</text:p>
      <text:list xml:id="list85" text:style-name="LS21">
        <text:list-item>
          <text:p text:style-name="P124">¿Está completo?</text:p>
        </text:list-item>
        <text:list-item>
          <text:p text:style-name="P124">¿Está bien utilizada la notación?</text:p>
        </text:list-item>
      </text:list>
      <text:p text:style-name="P59">Diagramas de secuencia</text:p>
      <text:list xml:id="list87" text:style-name="LS21">
        <text:list-item>
          <text:p text:style-name="P124">¿Está completo?</text:p>
        </text:list-item>
        <text:list-item>
          <text:p text:style-name="P124">¿Es consistente con el diagrama de clases?</text:p>
        </text:list-item>
        <text:list-item>
          <text:p text:style-name="P124">¿Está bien utilizada la notación?</text:p>
        </text:list-item>
      </text:list>
      <text:p text:style-name="P59">Diagrama de estados</text:p>
      <text:list xml:id="list90" text:style-name="LS21">
        <text:list-item>
          <text:p text:style-name="P124">¿Está completo?</text:p>
        </text:list-item>
        <text:list-item>
          <text:p text:style-name="P124">¿Está bien utilizada la notación?</text:p>
        </text:list-item>
      </text:list>
      <text:p text:style-name="P6"/>
      <text:h text:style-name="P101" text:outline-level="10"><text:bookmark text:name="h.ycmx8rh8mdku"/>Código</text:h>
      <text:p text:style-name="P59">Generalidades</text:p>
      <text:list xml:id="list2129657117989553977" text:style-name="LS22">
        <text:list-item>
          <text:p text:style-name="P125">¿Respeta estándares de codificación?</text:p>
        </text:list-item>
        <text:list-item>
          <text:p text:style-name="P125">¿Está correctamente documentado?</text:p>
        </text:list-item>
      </text:list>
      <text:p text:style-name="P20"/>
      <text:p text:style-name="P20"/>
      <text:p text:style-name="P20"/>
      <text:p text:style-name="P20"/>
      <text:p text:style-name="P20"/>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ce style:name="Courier New" svg:font-family="'Courier New'"/>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prefix="(" style:num-suffix=")" style:num-format="1">
        <style:list-level-properties text:space-before="4.445cm" text:min-label-width="0.635cm"/>
      </text:list-level-style-number>
      <text:list-level-style-number text:level="5" text:style-name="List12Level4" style:num-prefix="(" style:num-suffix=")" style:num-format="a">
        <style:list-level-properties text:space-before="5.715cm" text:min-label-width="0.635cm"/>
      </text:list-level-style-number>
      <text:list-level-style-number text:level="6" text:style-name="List12Level5" style:num-prefix="("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Arial"/>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style:list-level-properties text:space-before="0.635cm" text:min-label-width="0.635cm"/>
      </text:list-level-style-number>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Verdana1"/>
      </text:list-level-style-bullet>
      <text:list-level-style-bullet text:level="2" text:style-name="List17Level1" text:bullet-char="●">
        <style:list-level-properties text:space-before="1.905cm"/>
        <style:text-properties style:font-name="Verdana1"/>
      </text:list-level-style-bullet>
      <text:list-level-style-bullet text:level="3" text:style-name="List17Level2" text:bullet-char="●">
        <style:list-level-properties text:space-before="3.493cm"/>
        <style:text-properties style:font-name="Verdana1"/>
      </text:list-level-style-bullet>
      <text:list-level-style-bullet text:level="4" text:style-name="List17Level3" text:bullet-char="●">
        <style:list-level-properties text:space-before="4.445cm"/>
        <style:text-properties style:font-name="Verdana1"/>
      </text:list-level-style-bullet>
      <text:list-level-style-bullet text:level="5" text:style-name="List17Level4" text:bullet-char="●">
        <style:list-level-properties text:space-before="5.715cm"/>
        <style:text-properties style:font-name="Verdana1"/>
      </text:list-level-style-bullet>
      <text:list-level-style-bullet text:level="6" text:style-name="List17Level5" text:bullet-char="●">
        <style:list-level-properties text:space-before="7.303cm"/>
        <style:text-properties style:font-name="Verdana1"/>
      </text:list-level-style-bullet>
      <text:list-level-style-bullet text:level="7" text:style-name="List17Level6" text:bullet-char="●">
        <style:list-level-properties text:space-before="8.255cm"/>
        <style:text-properties style:font-name="Verdana1"/>
      </text:list-level-style-bullet>
      <text:list-level-style-bullet text:level="8" text:style-name="List17Level7" text:bullet-char="●">
        <style:list-level-properties text:space-before="9.525cm"/>
        <style:text-properties style:font-name="Verdana1"/>
      </text:list-level-style-bullet>
      <text:list-level-style-bullet text:level="9" text:style-name="List17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style:text-properties style:font-name="Verdana1"/>
      </text:list-level-style-bullet>
      <text:list-level-style-bullet text:level="2" text:style-name="List21Level1" text:bullet-char="●">
        <style:list-level-properties text:space-before="1.905cm"/>
        <style:text-properties style:font-name="Verdana1"/>
      </text:list-level-style-bullet>
      <text:list-level-style-bullet text:level="3" text:style-name="List21Level2" text:bullet-char="●">
        <style:list-level-properties text:space-before="3.493cm"/>
        <style:text-properties style:font-name="Verdana1"/>
      </text:list-level-style-bullet>
      <text:list-level-style-bullet text:level="4" text:style-name="List21Level3" text:bullet-char="●">
        <style:list-level-properties text:space-before="4.445cm"/>
        <style:text-properties style:font-name="Verdana1"/>
      </text:list-level-style-bullet>
      <text:list-level-style-bullet text:level="5" text:style-name="List21Level4" text:bullet-char="●">
        <style:list-level-properties text:space-before="5.715cm"/>
        <style:text-properties style:font-name="Verdana1"/>
      </text:list-level-style-bullet>
      <text:list-level-style-bullet text:level="6" text:style-name="List21Level5" text:bullet-char="●">
        <style:list-level-properties text:space-before="7.303cm"/>
        <style:text-properties style:font-name="Verdana1"/>
      </text:list-level-style-bullet>
      <text:list-level-style-bullet text:level="7" text:style-name="List21Level6" text:bullet-char="●">
        <style:list-level-properties text:space-before="8.255cm"/>
        <style:text-properties style:font-name="Verdana1"/>
      </text:list-level-style-bullet>
      <text:list-level-style-bullet text:level="8" text:style-name="List21Level7" text:bullet-char="●">
        <style:list-level-properties text:space-before="9.525cm"/>
        <style:text-properties style:font-name="Verdana1"/>
      </text:list-level-style-bullet>
      <text:list-level-style-bullet text:level="9" text:style-name="List21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style:text-properties style:font-name="Verdana1"/>
      </text:list-level-style-bullet>
      <text:list-level-style-bullet text:level="2" text:style-name="List22Level1" text:bullet-char="●">
        <style:list-level-properties text:space-before="1.905cm"/>
        <style:text-properties style:font-name="Verdana1"/>
      </text:list-level-style-bullet>
      <text:list-level-style-bullet text:level="3" text:style-name="List22Level2" text:bullet-char="●">
        <style:list-level-properties text:space-before="3.493cm"/>
        <style:text-properties style:font-name="Verdana1"/>
      </text:list-level-style-bullet>
      <text:list-level-style-bullet text:level="4" text:style-name="List22Level3" text:bullet-char="●">
        <style:list-level-properties text:space-before="4.445cm"/>
        <style:text-properties style:font-name="Verdana1"/>
      </text:list-level-style-bullet>
      <text:list-level-style-bullet text:level="5" text:style-name="List22Level4" text:bullet-char="●">
        <style:list-level-properties text:space-before="5.715cm"/>
        <style:text-properties style:font-name="Verdana1"/>
      </text:list-level-style-bullet>
      <text:list-level-style-bullet text:level="6" text:style-name="List22Level5" text:bullet-char="●">
        <style:list-level-properties text:space-before="7.303cm"/>
        <style:text-properties style:font-name="Verdana1"/>
      </text:list-level-style-bullet>
      <text:list-level-style-bullet text:level="7" text:style-name="List22Level6" text:bullet-char="●">
        <style:list-level-properties text:space-before="8.255cm"/>
        <style:text-properties style:font-name="Verdana1"/>
      </text:list-level-style-bullet>
      <text:list-level-style-bullet text:level="8" text:style-name="List22Level7" text:bullet-char="●">
        <style:list-level-properties text:space-before="9.525cm"/>
        <style:text-properties style:font-name="Verdana1"/>
      </text:list-level-style-bullet>
      <text:list-level-style-bullet text:level="9" text:style-name="List2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274f0a" officeooo:paragraph-rsid="00274f0a"/>
    </style:style>
    <style:style style:name="MP2" style:family="paragraph" style:parent-style-name="Standard" style:master-page-name="Standard">
      <style:paragraph-properties fo:line-height="115%" fo:text-align="center" style:justify-single-word="false" style:page-number="auto" fo:break-before="auto" fo:break-after="auto" style:writing-mode="lr-tb"/>
      <style:text-properties fo:language="es" fo:country="ES"/>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21.001cm" fo:page-height="29.7cm" style:num-format="1" style:print-orientation="portrait" fo:margin-top="2cm" fo:margin-bottom="1.249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header>
        <text:p text:style-name="MP1">Grupo 4<text:tab/><text:tab/><text:tab/><text:tab/><text:tab/><text:tab/><text:tab/><text:tab/>Fecha de entrega: 10/06/2015</text:p>
      </style:header>
      <style:footer>
        <text:p text:style-name="MP2"><text:span text:style-name="MT1">-</text:span><text:span text:style-name="MT1"><text:page-number text:select-page="current">1</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title/>
    <meta:initial-creator/>
    <meta:editing-cycles>13</meta:editing-cycles>
    <dc:date>2015-06-10T15:43:40.101000000</dc:date>
    <meta:editing-duration>PT1H22M45S</meta:editing-duration>
    <meta:document-statistic meta:table-count="7" meta:image-count="0" meta:object-count="0" meta:page-count="18" meta:paragraph-count="524" meta:word-count="4097" meta:character-count="24239" meta:non-whitespace-character-count="20718"/>
  </office:meta>
</office:document-meta>
</file>